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Web" svg:font-family="LatoWeb, 'Lato Extended', Lato, 'Helvetica Neue', Helvetica, Arial, sans-serif"/>
    <style:font-face style:name="Lohit Devanagari1" svg:font-family="'Lohit Devanagari'"/>
    <style:font-face style:name="var cGJLp-fontFamily" svg:font-family="'var cGJLp-fontFamily'"/>
    <style:font-face style:name="var ccWIh-fontFamily" svg:font-family="'var ccWIh-fontFamily'"/>
    <style:font-face style:name="var cjUyb-fontFamily" svg:font-family="'var cjUyb-fontFamily'"/>
    <style:font-face style:name="var enRcg-fontFamily" svg:font-family="'var enRcg-fontFamily'"/>
    <style:font-face style:name="var erWSf-fontFamily" svg:font-family="'var erWSf-fontFamily'"/>
    <style:font-face style:name="var fOyUs-fontFamily" svg:font-family="'var fOyUs-fontFamily'"/>
    <style:font-face style:name="var fwfoD-fontFamily" svg:font-family="'var fwfoD-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27.411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3.598cm"/>
    </style:style>
    <style:style style:name="Table1.B" style:family="table-column">
      <style:table-column-properties style:column-width="22.41cm"/>
    </style:style>
    <style:style style:name="Table1.C" style:family="table-column">
      <style:table-column-properties style:column-width="1.402cm"/>
    </style:style>
    <style:style style:name="Table1.1" style:family="table-row">
      <style:table-row-properties fo:keep-together="always"/>
    </style:style>
    <style:style style:name="Table1.A1" style:family="table-cell">
      <style:table-cell-properties style:vertical-align="middle" fo:padding="0.097cm" fo:border="none"/>
    </style:style>
    <style:style style:name="Table1.A2" style:family="table-cell">
      <style:table-cell-properties style:vertical-align="middle" fo:padding="0.097cm" fo:border-left="0.05pt solid #002b36" fo:border-right="none" fo:border-top="0.05pt solid #002b36" fo:border-bottom="none"/>
    </style:style>
    <style:style style:name="Table1.C2" style:family="table-cell">
      <style:table-cell-properties style:vertical-align="middle" fo:padding="0.097cm" fo:border-left="none" fo:border-right="0.05pt solid #002b36" fo:border-top="0.05pt solid #002b36" fo:border-bottom="none"/>
    </style:style>
    <style:style style:name="Table1.3" style:family="table-row">
      <style:table-row-properties style:min-row-height="0.739cm" fo:keep-together="always"/>
    </style:style>
    <style:style style:name="Table1.A3" style:family="table-cell">
      <style:table-cell-properties style:vertical-align="middle" fo:padding="0.097cm" fo:border-left="0.05pt solid #002b36" fo:border-right="0.05pt solid #002b36" fo:border-top="none" fo:border-bottom="0.05pt solid #002b36"/>
    </style:style>
    <style:style style:name="Table1.4" style:family="table-row">
      <style:table-row-properties style:min-row-height="5.888cm" fo:keep-together="always"/>
    </style:style>
    <style:style style:name="Table1.A4" style:family="table-cell">
      <style:table-cell-properties style:vertical-align="middle" fo:padding="0.097cm" fo:border-left="0.05pt solid #002b36" fo:border-right="none" fo:border-top="none" fo:border-bottom="0.05pt solid #002b36"/>
    </style:style>
    <style:style style:name="Table1.5" style:family="table-row">
      <style:table-row-properties style:min-row-height="1.519cm" fo:background-color="transparent" fo:keep-together="always">
        <style:background-image/>
      </style:table-row-properties>
    </style:style>
    <style:style style:name="Table1.A5" style:family="table-cell">
      <style:table-cell-properties style:vertical-align="middle" fo:background-color="transparent" fo:padding="0.097cm" fo:border="none" style:writing-mode="page">
        <style:background-image/>
      </style:table-cell-properties>
    </style:style>
    <style:style style:name="Table1.6" style:family="table-row">
      <style:table-row-properties fo:background-color="transparent" fo:keep-together="always">
        <style:background-image/>
      </style:table-row-properties>
    </style:style>
    <style:style style:name="Table1.A6" style:family="table-cell">
      <style:table-cell-properties style:vertical-align="middle" fo:background-color="transparent" fo:padding="0.097cm" fo:border="0.05pt solid #002b36" style:writing-mode="page">
        <style:background-image/>
      </style:table-cell-properties>
    </style:style>
    <style:style style:name="Table1.C6" style:family="table-cell">
      <style:table-cell-properties style:vertical-align="middle" fo:padding="0.097cm" fo:border="0.05pt solid #002b36"/>
    </style:style>
    <style:style style:name="Table1.7" style:family="table-row">
      <style:table-row-properties style:min-row-height="4.256cm" fo:keep-together="always"/>
    </style:style>
    <style:style style:name="Table1.A7" style:family="table-cell">
      <style:table-cell-properties style:vertical-align="middle" fo:padding="0.097cm" fo:border-left="1pt solid #002b36" fo:border-right="none" fo:border-top="1pt solid #002b36" fo:border-bottom="1pt solid #002b36"/>
    </style:style>
    <style:style style:name="Table1.C7" style:family="table-cell">
      <style:table-cell-properties style:vertical-align="middle" fo:padding="0.097cm" fo:border="1pt solid #002b36"/>
    </style:style>
    <style:style style:name="Table1.8" style:family="table-row">
      <style:table-row-properties style:min-row-height="3.006cm" fo:keep-together="always"/>
    </style:style>
    <style:style style:name="Table1.9" style:family="table-row">
      <style:table-row-properties style:min-row-height="0.9cm" fo:keep-together="always"/>
    </style:style>
    <style:style style:name="Table1.A9" style:family="table-cell">
      <style:table-cell-properties style:vertical-align="middle" fo:padding="0.097cm" fo:border-left="1pt solid #002b36" fo:border-right="none" fo:border-top="1pt solid #002b36" fo:border-bottom="1pt solid #002b36"/>
    </style:style>
    <style:style style:name="Table1.C9" style:family="table-cell">
      <style:table-cell-properties style:vertical-align="middle" fo:padding="0.097cm" fo:border="1pt solid #002b36"/>
    </style:style>
    <style:style style:name="Table1.10" style:family="table-row">
      <style:table-row-properties style:min-row-height="7.011cm" fo:keep-together="always"/>
    </style:style>
    <style:style style:name="Table1.11" style:family="table-row">
      <style:table-row-properties fo:keep-together="always"/>
    </style:style>
    <style:style style:name="Table1.14" style:family="table-row">
      <style:table-row-properties style:min-row-height="9.716cm" fo:background-color="transparent" fo:keep-together="always">
        <style:background-image/>
      </style:table-row-properties>
    </style:style>
    <style:style style:name="Table1.A14" style:family="table-cell">
      <style:table-cell-properties style:vertical-align="middle" fo:padding="0.097cm" fo:border-left="0.05pt solid #002b36" fo:border-right="0.05pt solid #000000" fo:border-top="none" fo:border-bottom="0.05pt solid #000000"/>
    </style:style>
    <style:style style:name="Table1.15" style:family="table-row">
      <style:table-row-properties style:min-row-height="7.172cm" fo:background-color="transparent" fo:keep-together="always">
        <style:background-image/>
      </style:table-row-properties>
    </style:style>
    <style:style style:name="Table1.16" style:family="table-row">
      <style:table-row-properties fo:background-color="transparent" fo:keep-together="always">
        <style:background-image/>
      </style:table-row-properties>
    </style:style>
    <style:style style:name="Table1.A16" style:family="table-cell">
      <style:table-cell-properties style:vertical-align="middle" fo:padding="0.097cm" fo:border-left="0.05pt solid #002b36" fo:border-right="0.05pt solid #000000" fo:border-top="none" fo:border-bottom="0.05pt solid #000000"/>
    </style:style>
    <style:style style:name="Table1.25" style:family="table-row">
      <style:table-row-properties fo:background-color="transparent" fo:keep-together="always">
        <style:background-image/>
      </style:table-row-properties>
    </style:style>
    <style:style style:name="Table1.28" style:family="table-row">
      <style:table-row-properties style:min-row-height="1.706cm" fo:keep-together="always"/>
    </style:style>
    <style:style style:name="Table1.35" style:family="table-row">
      <style:table-row-properties style:min-row-height="1.667cm" fo:keep-together="always"/>
    </style:style>
    <style:style style:name="Table1.40" style:family="table-row">
      <style:table-row-properties style:min-row-height="2.972cm" fo:keep-together="always"/>
    </style:style>
    <style:style style:name="Table1.45" style:family="table-row">
      <style:table-row-properties style:min-row-height="6.126cm" fo:keep-together="always"/>
    </style:style>
    <style:style style:name="Table2" style:family="table">
      <style:table-properties style:width="25.815cm" table:align="margins"/>
    </style:style>
    <style:style style:name="Table2.A" style:family="table-column">
      <style:table-column-properties style:column-width="5.163cm" style:rel-column-width="13107*"/>
    </style:style>
    <style:style style:name="Table2.1" style:family="table-row">
      <style:table-row-properties style:min-row-height="0cm" fo:keep-together="always"/>
    </style:style>
    <style:style style:name="Table2.A1" style:family="table-cell">
      <style:table-cell-properties fo:padding="0.097cm" fo:border="none"/>
    </style:style>
    <style:style style:name="Table2.2" style:family="table-row">
      <style:table-row-properties style:min-row-height="3.431cm" fo:keep-together="always"/>
    </style:style>
    <style:style style:name="Table3" style:family="table">
      <style:table-properties style:width="25.815cm" table:align="margins"/>
    </style:style>
    <style:style style:name="Table3.A" style:family="table-column">
      <style:table-column-properties style:column-width="5.163cm" style:rel-column-width="13107*"/>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2.124cm"/>
    </style:style>
    <style:style style:name="Table4" style:family="table">
      <style:table-properties style:width="25.815cm" table:align="margins"/>
    </style:style>
    <style:style style:name="Table4.A" style:family="table-column">
      <style:table-column-properties style:column-width="5.163cm" style:rel-column-width="13107*"/>
    </style:style>
    <style:style style:name="Table4.A1" style:family="table-cell">
      <style:table-cell-properties fo:padding="0.097cm" fo:border="none"/>
    </style:style>
    <style:style style:name="Table4.2" style:family="table-row">
      <style:table-row-properties fo:keep-together="always"/>
    </style:style>
    <style:style style:name="Table5" style:family="table">
      <style:table-properties style:width="25.815cm" table:align="margins"/>
    </style:style>
    <style:style style:name="Table5.A" style:family="table-column">
      <style:table-column-properties style:column-width="5.163cm" style:rel-column-width="13107*"/>
    </style:style>
    <style:style style:name="Table5.A1" style:family="table-cell">
      <style:table-cell-properties fo:padding="0.097cm" fo:border="none"/>
    </style:style>
    <style:style style:name="Table5.2" style:family="table-row">
      <style:table-row-properties fo:keep-together="always"/>
    </style:style>
    <style:style style:name="Table6" style:family="table">
      <style:table-properties style:width="25.815cm" table:align="margins"/>
    </style:style>
    <style:style style:name="Table6.A" style:family="table-column">
      <style:table-column-properties style:column-width="5.163cm" style:rel-column-width="13107*"/>
    </style:style>
    <style:style style:name="Table6.A1" style:family="table-cell">
      <style:table-cell-properties fo:padding="0.097cm" fo:border="none"/>
    </style:style>
    <style:style style:name="Table6.2" style:family="table-row">
      <style:table-row-properties style:min-row-height="7.574cm" fo:keep-together="always"/>
    </style:style>
    <style:style style:name="Table7" style:family="table">
      <style:table-properties style:width="25.815cm" style:rel-width="86%" table:align="margins"/>
    </style:style>
    <style:style style:name="Table7.A" style:family="table-column">
      <style:table-column-properties style:column-width="5.154cm" style:rel-column-width="2513*"/>
    </style:style>
    <style:style style:name="Table7.E" style:family="table-column">
      <style:table-column-properties style:column-width="5.198cm" style:rel-column-width="2534*"/>
    </style:style>
    <style:style style:name="Table7.A1" style:family="table-cell">
      <style:table-cell-properties fo:padding="0.097cm" fo:border="none"/>
    </style:style>
    <style:style style:name="Table8" style:family="table">
      <style:table-properties style:width="25.815cm" table:align="margins"/>
    </style:style>
    <style:style style:name="Table8.A" style:family="table-column">
      <style:table-column-properties style:column-width="5.163cm" style:rel-column-width="13107*"/>
    </style:style>
    <style:style style:name="Table8.A1" style:family="table-cell">
      <style:table-cell-properties fo:padding="0.097cm" fo:border="none"/>
    </style:style>
    <style:style style:name="Table9" style:family="table">
      <style:table-properties style:width="25.815cm" table:align="margins"/>
    </style:style>
    <style:style style:name="Table9.A" style:family="table-column">
      <style:table-column-properties style:column-width="5.163cm" style:rel-column-width="13107*"/>
    </style:style>
    <style:style style:name="Table9.A1" style:family="table-cell">
      <style:table-cell-properties fo:padding="0.097cm" fo:border="none"/>
    </style:style>
    <style:style style:name="Table10" style:family="table">
      <style:table-properties style:width="25.815cm" table:align="margins" style:may-break-between-rows="false"/>
    </style:style>
    <style:style style:name="Table10.A" style:family="table-column">
      <style:table-column-properties style:column-width="5.163cm" style:rel-column-width="13107*"/>
    </style:style>
    <style:style style:name="Table10.A1" style:family="table-cell">
      <style:table-cell-properties style:writing-mode="page"/>
    </style:style>
    <style:style style:name="Table11" style:family="table">
      <style:table-properties style:width="25.815cm" table:align="margins"/>
    </style:style>
    <style:style style:name="Table11.A" style:family="table-column">
      <style:table-column-properties style:column-width="5.163cm" style:rel-column-width="13107*"/>
    </style:style>
    <style:style style:name="Table11.A1" style:family="table-cell">
      <style:table-cell-properties fo:padding="0.097cm" fo:border="none"/>
    </style:style>
    <style:style style:name="Table11.2" style:family="table-row">
      <style:table-row-properties fo:keep-together="always"/>
    </style:style>
    <style:style style:name="Table12" style:family="table">
      <style:table-properties style:width="25.815cm" table:align="margins"/>
    </style:style>
    <style:style style:name="Table12.A" style:family="table-column">
      <style:table-column-properties style:column-width="5.163cm" style:rel-column-width="13107*"/>
    </style:style>
    <style:style style:name="Table12.A1" style:family="table-cell">
      <style:table-cell-properties fo:padding="0.097cm" fo:border="none"/>
    </style:style>
    <style:style style:name="Table12.2" style:family="table-row">
      <style:table-row-properties fo:keep-together="always"/>
    </style:style>
    <style:style style:name="Table13" style:family="table">
      <style:table-properties style:width="25.815cm" table:align="margins"/>
    </style:style>
    <style:style style:name="Table13.A" style:family="table-column">
      <style:table-column-properties style:column-width="5.163cm" style:rel-column-width="13107*"/>
    </style:style>
    <style:style style:name="Table13.1" style:family="table-row">
      <style:table-row-properties fo:keep-together="always"/>
    </style:style>
    <style:style style:name="Table13.A1" style:family="table-cell">
      <style:table-cell-properties fo:padding="0.097cm" fo:border="none"/>
    </style:style>
    <style:style style:name="Table14" style:family="table">
      <style:table-properties style:width="25.815cm" table:align="margins"/>
    </style:style>
    <style:style style:name="Table14.A" style:family="table-column">
      <style:table-column-properties style:column-width="5.163cm" style:rel-column-width="13107*"/>
    </style:style>
    <style:style style:name="Table14.A1" style:family="table-cell">
      <style:table-cell-properties fo:padding="0.097cm" fo:border="none"/>
    </style:style>
    <style:style style:name="Table15" style:family="table">
      <style:table-properties style:width="25.815cm" table:align="margins"/>
    </style:style>
    <style:style style:name="Table15.A" style:family="table-column">
      <style:table-column-properties style:column-width="5.163cm" style:rel-column-width="13107*"/>
    </style:style>
    <style:style style:name="Table15.A1" style:family="table-cell">
      <style:table-cell-properties fo:padding="0.097cm" fo:border="none"/>
    </style:style>
    <style:style style:name="Table16" style:family="table">
      <style:table-properties style:width="25.815cm" table:align="margins"/>
    </style:style>
    <style:style style:name="Table16.A" style:family="table-column">
      <style:table-column-properties style:column-width="5.163cm" style:rel-column-width="13107*"/>
    </style:style>
    <style:style style:name="Table16.A1" style:family="table-cell">
      <style:table-cell-properties fo:padding="0.097cm" fo:border="none"/>
    </style:style>
    <style:style style:name="Table17" style:family="table">
      <style:table-properties style:width="25.815cm" table:align="margins"/>
    </style:style>
    <style:style style:name="Table17.A" style:family="table-column">
      <style:table-column-properties style:column-width="5.163cm" style:rel-column-width="13107*"/>
    </style:style>
    <style:style style:name="Table17.A1" style:family="table-cell">
      <style:table-cell-properties fo:padding="0.097cm" fo:border="none"/>
    </style:style>
    <style:style style:name="Table18" style:family="table">
      <style:table-properties style:width="25.815cm" table:align="margins"/>
    </style:style>
    <style:style style:name="Table18.A" style:family="table-column">
      <style:table-column-properties style:column-width="5.163cm" style:rel-column-width="13107*"/>
    </style:style>
    <style:style style:name="Table18.A1" style:family="table-cell">
      <style:table-cell-properties fo:padding="0.097cm" fo:border="none"/>
    </style:style>
    <style:style style:name="Table19" style:family="table">
      <style:table-properties style:width="25.815cm" table:align="margins"/>
    </style:style>
    <style:style style:name="Table19.A" style:family="table-column">
      <style:table-column-properties style:column-width="5.163cm" style:rel-column-width="13107*"/>
    </style:style>
    <style:style style:name="Table19.A1" style:family="table-cell">
      <style:table-cell-properties fo:padding="0.097cm" fo:border="none"/>
    </style:style>
    <style:style style:name="Table20" style:family="table">
      <style:table-properties style:width="25.815cm" table:align="margins"/>
    </style:style>
    <style:style style:name="Table20.A" style:family="table-column">
      <style:table-column-properties style:column-width="5.163cm" style:rel-column-width="13107*"/>
    </style:style>
    <style:style style:name="Table20.1" style:family="table-row">
      <style:table-row-properties fo:keep-together="always"/>
    </style:style>
    <style:style style:name="Table20.A1" style:family="table-cell">
      <style:table-cell-properties fo:padding="0.097cm" fo:border="none"/>
    </style:style>
    <style:style style:name="Table21" style:family="table">
      <style:table-properties style:width="25.815cm" table:align="margins"/>
    </style:style>
    <style:style style:name="Table21.A" style:family="table-column">
      <style:table-column-properties style:column-width="5.163cm" style:rel-column-width="13107*"/>
    </style:style>
    <style:style style:name="Table21.A1" style:family="table-cell">
      <style:table-cell-properties fo:padding="0.097cm" fo:border="none"/>
    </style:style>
    <style:style style:name="Table2" style:family="table">
      <style:table-properties style:width="25.815cm" table:align="margins"/>
    </style:style>
    <style:style style:name="Table2.A" style:family="table-column">
      <style:table-column-properties style:column-width="5.163cm" style:rel-column-width="13107*"/>
    </style:style>
    <style:style style:name="Table2.1" style:family="table-row">
      <style:table-row-properties style:min-row-height="0cm" fo:keep-together="always"/>
    </style:style>
    <style:style style:name="Table2.A1" style:family="table-cell">
      <style:table-cell-properties fo:padding="0.097cm" fo:border="none"/>
    </style:style>
    <style:style style:name="Table2.2" style:family="table-row">
      <style:table-row-properties style:min-row-height="3.431cm" fo:keep-together="always"/>
    </style:style>
    <style:style style:name="Table3" style:family="table">
      <style:table-properties style:width="25.815cm" table:align="margins"/>
    </style:style>
    <style:style style:name="Table3.A" style:family="table-column">
      <style:table-column-properties style:column-width="5.163cm" style:rel-column-width="13107*"/>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2.124cm"/>
    </style:style>
    <style:style style:name="Table4" style:family="table">
      <style:table-properties style:width="25.815cm" table:align="margins"/>
    </style:style>
    <style:style style:name="Table4.A" style:family="table-column">
      <style:table-column-properties style:column-width="5.163cm" style:rel-column-width="13107*"/>
    </style:style>
    <style:style style:name="Table4.A1" style:family="table-cell">
      <style:table-cell-properties fo:padding="0.097cm" fo:border="none"/>
    </style:style>
    <style:style style:name="Table4.2" style:family="table-row">
      <style:table-row-properties fo:keep-together="always"/>
    </style:style>
    <style:style style:name="Table5" style:family="table">
      <style:table-properties style:width="25.815cm" table:align="margins"/>
    </style:style>
    <style:style style:name="Table5.A" style:family="table-column">
      <style:table-column-properties style:column-width="5.163cm" style:rel-column-width="13107*"/>
    </style:style>
    <style:style style:name="Table5.A1" style:family="table-cell">
      <style:table-cell-properties fo:padding="0.097cm" fo:border="none"/>
    </style:style>
    <style:style style:name="Table5.2" style:family="table-row">
      <style:table-row-properties fo:keep-together="always"/>
    </style:style>
    <style:style style:name="Table6" style:family="table">
      <style:table-properties style:width="25.815cm" table:align="margins"/>
    </style:style>
    <style:style style:name="Table6.A" style:family="table-column">
      <style:table-column-properties style:column-width="5.163cm" style:rel-column-width="13107*"/>
    </style:style>
    <style:style style:name="Table6.A1" style:family="table-cell">
      <style:table-cell-properties fo:padding="0.097cm" fo:border="none"/>
    </style:style>
    <style:style style:name="Table6.2" style:family="table-row">
      <style:table-row-properties style:min-row-height="7.574cm" fo:keep-together="always"/>
    </style:style>
    <style:style style:name="Table7" style:family="table">
      <style:table-properties style:width="25.815cm" style:rel-width="86%" table:align="margins"/>
    </style:style>
    <style:style style:name="Table7.A" style:family="table-column">
      <style:table-column-properties style:column-width="5.154cm" style:rel-column-width="2513*"/>
    </style:style>
    <style:style style:name="Table7.E" style:family="table-column">
      <style:table-column-properties style:column-width="5.198cm" style:rel-column-width="2534*"/>
    </style:style>
    <style:style style:name="Table7.A1" style:family="table-cell">
      <style:table-cell-properties fo:padding="0.097cm" fo:border="none"/>
    </style:style>
    <style:style style:name="Table8" style:family="table">
      <style:table-properties style:width="25.815cm" table:align="margins"/>
    </style:style>
    <style:style style:name="Table8.A" style:family="table-column">
      <style:table-column-properties style:column-width="5.163cm" style:rel-column-width="13107*"/>
    </style:style>
    <style:style style:name="Table8.A1" style:family="table-cell">
      <style:table-cell-properties fo:padding="0.097cm" fo:border="none"/>
    </style:style>
    <style:style style:name="Table9" style:family="table">
      <style:table-properties style:width="25.815cm" table:align="margins"/>
    </style:style>
    <style:style style:name="Table9.A" style:family="table-column">
      <style:table-column-properties style:column-width="5.163cm" style:rel-column-width="13107*"/>
    </style:style>
    <style:style style:name="Table9.A1" style:family="table-cell">
      <style:table-cell-properties fo:padding="0.097cm" fo:border="none"/>
    </style:style>
    <style:style style:name="Table10" style:family="table">
      <style:table-properties style:width="25.815cm" table:align="margins" style:may-break-between-rows="false"/>
    </style:style>
    <style:style style:name="Table10.A" style:family="table-column">
      <style:table-column-properties style:column-width="5.163cm" style:rel-column-width="13107*"/>
    </style:style>
    <style:style style:name="Table10.A1" style:family="table-cell">
      <style:table-cell-properties style:writing-mode="page"/>
    </style:style>
    <style:style style:name="Table11" style:family="table">
      <style:table-properties style:width="25.815cm" table:align="margins"/>
    </style:style>
    <style:style style:name="Table11.A" style:family="table-column">
      <style:table-column-properties style:column-width="5.163cm" style:rel-column-width="13107*"/>
    </style:style>
    <style:style style:name="Table11.A1" style:family="table-cell">
      <style:table-cell-properties fo:padding="0.097cm" fo:border="none"/>
    </style:style>
    <style:style style:name="Table11.2" style:family="table-row">
      <style:table-row-properties fo:keep-together="always"/>
    </style:style>
    <style:style style:name="Table12" style:family="table">
      <style:table-properties style:width="25.815cm" table:align="margins"/>
    </style:style>
    <style:style style:name="Table12.A" style:family="table-column">
      <style:table-column-properties style:column-width="5.163cm" style:rel-column-width="13107*"/>
    </style:style>
    <style:style style:name="Table12.A1" style:family="table-cell">
      <style:table-cell-properties fo:padding="0.097cm" fo:border="none"/>
    </style:style>
    <style:style style:name="Table12.2" style:family="table-row">
      <style:table-row-properties fo:keep-together="always"/>
    </style:style>
    <style:style style:name="Table13" style:family="table">
      <style:table-properties style:width="25.815cm" table:align="margins"/>
    </style:style>
    <style:style style:name="Table13.A" style:family="table-column">
      <style:table-column-properties style:column-width="5.163cm" style:rel-column-width="13107*"/>
    </style:style>
    <style:style style:name="Table13.1" style:family="table-row">
      <style:table-row-properties fo:keep-together="always"/>
    </style:style>
    <style:style style:name="Table13.A1" style:family="table-cell">
      <style:table-cell-properties fo:padding="0.097cm" fo:border="none"/>
    </style:style>
    <style:style style:name="Table14" style:family="table">
      <style:table-properties style:width="25.815cm" table:align="margins"/>
    </style:style>
    <style:style style:name="Table14.A" style:family="table-column">
      <style:table-column-properties style:column-width="5.163cm" style:rel-column-width="13107*"/>
    </style:style>
    <style:style style:name="Table14.A1" style:family="table-cell">
      <style:table-cell-properties fo:padding="0.097cm" fo:border="none"/>
    </style:style>
    <style:style style:name="Table15" style:family="table">
      <style:table-properties style:width="25.815cm" table:align="margins"/>
    </style:style>
    <style:style style:name="Table15.A" style:family="table-column">
      <style:table-column-properties style:column-width="5.163cm" style:rel-column-width="13107*"/>
    </style:style>
    <style:style style:name="Table15.A1" style:family="table-cell">
      <style:table-cell-properties fo:padding="0.097cm" fo:border="none"/>
    </style:style>
    <style:style style:name="Table16" style:family="table">
      <style:table-properties style:width="25.815cm" table:align="margins"/>
    </style:style>
    <style:style style:name="Table16.A" style:family="table-column">
      <style:table-column-properties style:column-width="5.163cm" style:rel-column-width="13107*"/>
    </style:style>
    <style:style style:name="Table16.A1" style:family="table-cell">
      <style:table-cell-properties fo:padding="0.097cm" fo:border="none"/>
    </style:style>
    <style:style style:name="Table17" style:family="table">
      <style:table-properties style:width="25.815cm" table:align="margins"/>
    </style:style>
    <style:style style:name="Table17.A" style:family="table-column">
      <style:table-column-properties style:column-width="5.163cm" style:rel-column-width="13107*"/>
    </style:style>
    <style:style style:name="Table17.A1" style:family="table-cell">
      <style:table-cell-properties fo:padding="0.097cm" fo:border="none"/>
    </style:style>
    <style:style style:name="Table18" style:family="table">
      <style:table-properties style:width="25.815cm" table:align="margins"/>
    </style:style>
    <style:style style:name="Table18.A" style:family="table-column">
      <style:table-column-properties style:column-width="5.163cm" style:rel-column-width="13107*"/>
    </style:style>
    <style:style style:name="Table18.A1" style:family="table-cell">
      <style:table-cell-properties fo:padding="0.097cm" fo:border="none"/>
    </style:style>
    <style:style style:name="Table19" style:family="table">
      <style:table-properties style:width="25.815cm" table:align="margins"/>
    </style:style>
    <style:style style:name="Table19.A" style:family="table-column">
      <style:table-column-properties style:column-width="5.163cm" style:rel-column-width="13107*"/>
    </style:style>
    <style:style style:name="Table19.A1" style:family="table-cell">
      <style:table-cell-properties fo:padding="0.097cm" fo:border="none"/>
    </style:style>
    <style:style style:name="Table20" style:family="table">
      <style:table-properties style:width="25.815cm" table:align="margins"/>
    </style:style>
    <style:style style:name="Table20.A" style:family="table-column">
      <style:table-column-properties style:column-width="5.163cm" style:rel-column-width="13107*"/>
    </style:style>
    <style:style style:name="Table20.1" style:family="table-row">
      <style:table-row-properties fo:keep-together="always"/>
    </style:style>
    <style:style style:name="Table20.A1" style:family="table-cell">
      <style:table-cell-properties fo:padding="0.097cm" fo:border="none"/>
    </style:style>
    <style:style style:name="Table21" style:family="table">
      <style:table-properties style:width="25.815cm" table:align="margins"/>
    </style:style>
    <style:style style:name="Table21.A" style:family="table-column">
      <style:table-column-properties style:column-width="5.163cm" style:rel-column-width="13107*"/>
    </style:style>
    <style:style style:name="Table21.A1" style:family="table-cell">
      <style:table-cell-properties fo:padding="0.097cm" fo:border="none"/>
    </style:style>
    <style:style style:name="P1" style:family="paragraph" style:parent-style-name="Standard">
      <style:paragraph-properties fo:text-align="start" style:justify-single-word="false"/>
      <style:text-properties fo:font-variant="normal" fo:text-transform="none" fo:color="#2d3b45" loext:opacity="100%" style:font-name="var enRcg-fontFamily"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b45" loext:opacity="100%" style:font-name="var enRcg-fontFamily"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line-height="130%" fo:text-align="start" style:justify-single-word="false" fo:orphans="0"/>
      <style:text-properties style:font-name="var fOyUs-fontFamily"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line-height="130%" fo:text-align="start" style:justify-single-word="false" fo:orphans="0"/>
      <style:text-properties style:font-name="var enRcg-fontFamily" fo:font-size="10.5p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5" style:family="paragraph" style:parent-style-name="Table_20_Contents">
      <style:paragraph-properties fo:line-height="130%" fo:text-align="start" style:justify-single-word="false" fo:orphans="0"/>
      <style:text-properties style:font-name="var enRcg-fontFamily" fo:font-size="10.5pt" officeooo:paragraph-rsid="000fd72f"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 style:family="paragraph" style:parent-style-name="Table_20_Contents">
      <style:paragraph-properties fo:line-height="130%" fo:text-align="start" style:justify-single-word="false" fo:orphans="0"/>
      <style:text-properties style:font-name="var enRcg-fontFamily" fo:font-size="10.5pt" officeooo:paragraph-rsid="00110505"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7" style:family="paragraph" style:parent-style-name="Table_20_Contents">
      <style:paragraph-properties fo:line-height="130%" fo:text-align="start" style:justify-single-word="false" fo:orphans="0"/>
      <style:text-properties style:font-name="var enRcg-fontFamily" fo:font-size="10.5pt" officeooo:paragraph-rsid="0012fdc5"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8" style:family="paragraph" style:parent-style-name="Table_20_Contents">
      <style:paragraph-properties fo:line-height="130%" fo:text-align="start" style:justify-single-word="false" fo:orphans="0"/>
      <style:text-properties style:font-name="var enRcg-fontFamily" fo:font-size="10.5pt" officeooo:paragraph-rsid="000caabe"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9" style:family="paragraph" style:parent-style-name="Table_20_Contents">
      <style:paragraph-properties fo:text-align="start" style:justify-single-word="false"/>
      <style:text-properties style:font-name="var enRcg-fontFamily" fo:font-size="10.5p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line-height="130%" fo:text-align="start" style:justify-single-word="false" fo:orphans="0"/>
      <style:text-properties style:font-name="var enRcg-fontFamily" fo:font-size="10.5pt"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1" style:family="paragraph" style:parent-style-name="Table_20_Contents">
      <style:paragraph-properties fo:line-height="130%" fo:text-align="start" style:justify-single-word="false" fo:orphans="0"/>
      <style:text-properties style:font-name="var enRcg-fontFamily" fo:font-size="10.5pt" officeooo:paragraph-rsid="000caabe"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2" style:family="paragraph" style:parent-style-name="Table_20_Contents">
      <style:paragraph-properties fo:line-height="130%" fo:text-align="start" style:justify-single-word="false" fo:orphans="0"/>
      <style:text-properties style:font-name="var enRcg-fontFamily" fo:font-size="10.5pt" officeooo:paragraph-rsid="000e0bd9"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3" style:family="paragraph" style:parent-style-name="Table_20_Contents">
      <style:paragraph-properties fo:line-height="130%" fo:text-align="start" style:justify-single-word="false" fo:orphans="0"/>
      <style:text-properties style:font-name="var enRcg-fontFamily" fo:font-size="10.5pt" officeooo:paragraph-rsid="000ea626"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4" style:family="paragraph" style:parent-style-name="Table_20_Contents">
      <style:paragraph-properties fo:line-height="130%" fo:text-align="start" style:justify-single-word="false" fo:orphans="0"/>
      <style:text-properties style:font-name="var enRcg-fontFamily" fo:font-size="10.5pt" officeooo:rsid="000caabe" officeooo:paragraph-rsid="000caabe"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5" style:family="paragraph" style:parent-style-name="Table_20_Contents">
      <style:paragraph-properties fo:text-align="start" style:justify-single-word="false"/>
      <style:text-properties style:font-name="var enRcg-fontFamily"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line-height="130%" fo:text-align="start" style:justify-single-word="false" fo:orphans="0"/>
      <style:text-properties style:font-name="var enRcg-fontFamily"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7" style:family="paragraph" style:parent-style-name="Table_20_Contents">
      <style:paragraph-properties fo:line-height="130%" fo:text-align="start" style:justify-single-word="false" fo:orphans="0"/>
      <style:text-properties style:font-name="var enRcg-fontFamily"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line-height="130%" fo:text-align="start" style:justify-single-word="false"/>
      <style:text-properties style:font-name="var ccWIh-fontFamily" fo:font-weight="normal" officeooo:paragraph-rsid="000ea62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line-height="130%" fo:text-align="start" style:justify-single-word="false"/>
      <style:text-properties style:font-name="var ccWIh-fontFamily" fo:font-size="10.5pt"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line-height="130%" fo:text-align="start" style:justify-single-word="false"/>
      <style:text-properties style:font-name="var ccWIh-fontFamily" fo:font-size="10.5p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line-height="130%" fo:text-align="start" style:justify-single-word="false"/>
      <style:text-properties style:font-name="var ccWIh-fontFamily"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2d3b45" loext:opacity="100%" style:font-name="LatoWeb" fo:font-size="10.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font-name="var cjUyb-fontFamily" style:font-size-asian="12pt" style:font-size-complex="12pt"/>
    </style:style>
    <style:style style:name="P24" style:family="paragraph" style:parent-style-name="Table_20_Contents">
      <style:paragraph-properties fo:line-height="130%" fo:text-align="start" style:justify-single-word="false"/>
      <style:text-properties style:use-window-font-color="true" loext:opacity="0%" style:font-name="var ccWIh-fontFamily" fo:font-size="10.5p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line-height="130%" fo:text-align="start" style:justify-single-word="false"/>
      <style:text-properties style:font-name="var fwfoD-fontFamily"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Heading">
      <style:paragraph-properties fo:line-height="130%" fo:text-align="start" style:justify-single-word="false"/>
      <style:text-properties style:font-name="var cjUyb-fontFamily" fo:font-weight="bol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Heading">
      <style:paragraph-properties fo:line-height="130%" fo:text-align="start" style:justify-single-word="false"/>
      <style:text-properties style:font-name="var cjUyb-fontFamily" fo:font-weight="bold" officeooo:paragraph-rsid="000fd72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paragraph-properties fo:line-height="130%" fo:text-align="start" style:justify-single-word="false"/>
      <style:text-properties style:font-name="var cjUyb-fontFamily" fo:font-weight="bold" officeooo:paragraph-rsid="0011050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Heading">
      <style:paragraph-properties fo:line-height="130%" fo:text-align="start" style:justify-single-word="false"/>
      <style:text-properties style:font-name="var cjUyb-fontFamily" fo:font-weight="bold" officeooo:paragraph-rsid="0012fdc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Heading">
      <style:paragraph-properties fo:line-height="130%" fo:text-align="start" style:justify-single-word="false"/>
      <style:text-properties style:font-name="var cjUyb-fontFamily" fo:font-size="10.5pt" fo:font-weight="bold" officeooo:paragraph-rsid="000ea626"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Heading">
      <style:paragraph-properties fo:line-height="130%" fo:text-align="start" style:justify-single-word="false"/>
      <style:text-properties style:font-name="var cjUyb-fontFamily" fo:font-size="10.5pt" fo:font-weight="bold" officeooo:paragraph-rsid="000e0bd9"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Heading">
      <style:paragraph-properties fo:line-height="130%" fo:text-align="start" style:justify-single-word="false"/>
      <style:text-properties style:font-name="var cjUyb-fontFamily" fo:font-size="10.5pt" fo:font-weight="bold" officeooo:paragraph-rsid="00110505"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line-height="130%" fo:text-align="start" style:justify-single-word="false"/>
      <style:text-properties style:font-name="var cjUyb-fontFamily" fo:font-size="10.5pt" fo:font-weight="bold" officeooo:paragraph-rsid="0012fdc5"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Heading">
      <style:paragraph-properties fo:line-height="130%" fo:text-align="start" style:justify-single-word="false" fo:orphans="0"/>
      <style:text-properties style:font-name="var cjUyb-fontFamily" fo:font-size="10.5pt" fo:font-weight="bold" officeooo:paragraph-rsid="000e0bd9"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5" style:family="paragraph" style:parent-style-name="Table_20_Heading">
      <style:paragraph-properties fo:line-height="130%" fo:text-align="start" style:justify-single-word="false" fo:orphans="0"/>
      <style:text-properties style:font-name="var cjUyb-fontFamily" fo:font-size="10.5pt" fo:font-weight="bold" officeooo:paragraph-rsid="00110505"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6" style:family="paragraph" style:parent-style-name="Table_20_Heading">
      <style:paragraph-properties fo:line-height="130%" fo:text-align="start" style:justify-single-word="false" fo:orphans="0"/>
      <style:text-properties style:font-name="var cjUyb-fontFamily" fo:font-size="10.5pt" fo:font-weight="bold" officeooo:paragraph-rsid="0012fdc5"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37" style:family="paragraph" style:parent-style-name="Table_20_Heading">
      <style:paragraph-properties fo:line-height="130%" fo:text-align="start" style:justify-single-word="false"/>
      <style:text-properties style:font-name="var cjUyb-fontFamily" fo:font-size="10.5pt" fo:font-weight="bold" officeooo:paragraph-rsid="000caab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line-height="130%" fo:text-align="start" style:justify-single-word="false"/>
      <style:text-properties fo:font-variant="normal" fo:text-transform="none" style:use-window-font-color="true" loext:opacity="0%" style:font-name="var cjUyb-fontFamily" fo:font-size="10.5pt" fo:letter-spacing="normal" fo:font-style="normal" fo:font-weight="bold" officeooo:paragraph-rsid="000e0bd9" style:font-size-asian="10.5pt" style:font-weight-asian="bold" style:font-size-complex="10.5pt" style:font-weight-complex="bold"/>
    </style:style>
    <style:style style:name="P39" style:family="paragraph" style:parent-style-name="Table_20_Heading">
      <style:paragraph-properties fo:line-height="130%" fo:text-align="start" style:justify-single-word="false"/>
      <style:text-properties style:font-name="var enRcg-fontFamily"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40" style:family="paragraph" style:parent-style-name="Table_20_Heading">
      <style:paragraph-properties fo:line-height="130%" fo:text-align="start" style:justify-single-word="false"/>
      <style:text-properties style:font-name="var enRcg-fontFamily" fo:font-size="10.5p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T1" style:family="text">
      <style:text-properties style:font-name="var fOyUs-fontFamily"/>
    </style:style>
    <style:style style:name="T2" style:family="text">
      <style:text-properties fo:font-variant="normal" fo:text-transform="none" fo:color="#2d3b45" loext:opacity="100%" style:font-name="LatoWeb" fo:letter-spacing="normal" fo:font-style="normal" fo:font-weight="normal"/>
    </style:style>
    <style:style style:name="T3" style:family="text">
      <style:text-properties officeooo:rsid="000e0bd9"/>
    </style:style>
    <style:style style:name="T4" style:family="text">
      <style:text-properties fo:font-size="10.5pt" style:font-size-asian="10.5pt" style:font-size-complex="10.5pt"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041cm" draw:z-index="0">
        <draw:text-box fo:min-height="0.041cm">
          <text:p text:style-name="Text_20_body"/>
        </draw:text-box>
      </draw:frame>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T1A3 - Terminal App</text:p>
          </table:table-cell>
          <table:covered-table-cell/>
          <table:covered-table-cell/>
        </table:table-row>
        <table:table-row table:style-name="Table1.1">
          <table:table-cell table:style-name="Table1.A2" table:number-columns-spanned="2" office:value-type="string">
            <text:p text:style-name="P25"><text:span text:style-name="T3">Criteria / Rating</text:span>s</text:p>
          </table:table-cell>
          <table:covered-table-cell/>
          <table:table-cell table:style-name="Table1.C2" office:value-type="string">
            <text:p text:style-name="P25">Pts</text:p>
          </table:table-cell>
        </table:table-row>
        <table:table-row table:style-name="Table1.3">
          <table:table-cell table:style-name="Table1.A3" table:number-columns-spanned="3" office:value-type="string">
            <text:p text:style-name="P37">CMP1041-2.1: PLANS user interactions with the application.</text:p>
          </table:table-cell>
          <table:covered-table-cell/>
          <table:covered-table-cell/>
        </table:table-row>
        <table:table-row table:style-name="Table1.4">
          <table:table-cell table:style-name="Table1.A4" table:number-columns-spanned="2" office:value-type="string">
            <table:table table:name="Table2" table:style-name="Table2">
              <table:table-column table:style-name="Table2.A" table:number-columns-repeated="5"/>
              <table:table-row table:style-name="Table2.1">
                <table:table-cell table:style-name="Table2.A1" office:value-type="string">
                  <text:p text:style-name="P1">6 to &gt;5 pts</text:p>
                  <text:p text:style-name="P2">HD</text:p>
                  <text:p text:style-name="P15"/>
                </table:table-cell>
                <table:table-cell table:style-name="Table2.A1" office:value-type="string">
                  <text:p text:style-name="P1">5 to &gt;4 pts</text:p>
                  <text:p text:style-name="P2">D</text:p>
                  <text:p text:style-name="P15"/>
                </table:table-cell>
                <table:table-cell table:style-name="Table2.A1" office:value-type="string">
                  <text:p text:style-name="P1">4 to &gt;3 pts</text:p>
                  <text:p text:style-name="P2">CR</text:p>
                  <text:p text:style-name="P15"/>
                </table:table-cell>
                <table:table-cell table:style-name="Table2.A1" office:value-type="string">
                  <text:p text:style-name="P1">3 to &gt;2 pts</text:p>
                  <text:p text:style-name="P2">P</text:p>
                  <text:p text:style-name="P15"/>
                </table:table-cell>
                <table:table-cell table:style-name="Table2.A1" office:value-type="string">
                  <text:p text:style-name="P1">2 to &gt;0 pts</text:p>
                  <text:p text:style-name="P2">F</text:p>
                  <text:p text:style-name="P15"/>
                </table:table-cell>
              </table:table-row>
              <table:table-row table:style-name="Table2.2">
                <table:table-cell table:style-name="Table2.A1" office:value-type="string">
                  <text:p text:style-name="P22">Software development plan states the purpose of the application WITH A VERY HIGH LEVEL OF CLARITY, providing a COMPREHENSIVE list of functions / features that will be implemented in the application.</text:p>
                </table:table-cell>
                <table:table-cell table:style-name="Table2.A1" office:value-type="string">
                  <text:p text:style-name="P22">Software development plan states the purpose of the application WITH A HIGH LEVEL OF CLARITY, providing a SOMEWHAT COMPREHENSIVE list of functions / features that will be implemented in the application.</text:p>
                </table:table-cell>
                <table:table-cell table:style-name="Table2.A1" office:value-type="string">
                  <text:p text:style-name="P22">Software development plan states the purpose of the application WITH A MODERATE LEVEL OF CLARITY, providing a BASIC list of functions / features that will be implemented in the application.</text:p>
                </table:table-cell>
                <table:table-cell table:style-name="Table2.A1" office:value-type="string">
                  <text:p text:style-name="P9"><text:span text:style-name="T2">Software development plan states the purpose of the application WITH LIMITED CLARITY, providing a VERY BASIC list of functions / features that will be implemented in the application.</text:span><text:line-break/></text:p>
                </table:table-cell>
                <table:table-cell table:style-name="Table2.A1" office:value-type="string">
                  <text:p text:style-name="P9"><text:span text:style-name="T2">Fails to create a software development plan that states the purpose of the application and/or fails to provide a list of functions / features that will be implemented in the application.</text:span><text:line-break/></text:p>
                </table:table-cell>
              </table:table-row>
            </table:table>
            <text:p text:style-name="P16"/>
          </table:table-cell>
          <table:covered-table-cell/>
          <table:table-cell table:style-name="Table1.A3" office:value-type="string">
            <text:p text:style-name="P21">6 pts</text:p>
          </table:table-cell>
        </table:table-row>
        <table:table-row table:style-name="Table1.5">
          <table:table-cell table:style-name="Table1.A5" table:number-columns-spanned="2" office:value-type="string">
            <text:p text:style-name="P38"/>
          </table:table-cell>
          <table:covered-table-cell/>
          <table:table-cell table:style-name="Table1.A1" office:value-type="string">
            <text:p text:style-name="P24"/>
          </table:table-cell>
        </table:table-row>
        <table:table-row table:style-name="Table1.6">
          <table:table-cell table:style-name="Table1.A6" table:number-columns-spanned="2" office:value-type="string">
            <text:p text:style-name="P38">CMP1041-2.2, CMP1041-2.3: CREATES an application which handles errors.</text:p>
          </table:table-cell>
          <table:covered-table-cell/>
          <table:table-cell table:style-name="Table1.C6" office:value-type="string">
            <text:p text:style-name="P24"/>
          </table:table-cell>
        </table:table-row>
        <table:table-row table:style-name="Table1.7">
          <table:table-cell table:style-name="Table1.A7" table:number-columns-spanned="2" office:value-type="string">
            <table:table table:name="Table3" table:style-name="Table3">
              <table:table-column table:style-name="Table3.A" table:number-columns-repeated="5"/>
              <table:table-row table:style-name="Table3.1">
                <table:table-cell table:style-name="Table3.A1" office:value-type="string">
                  <text:p text:style-name="P8">12 to &gt;10.5 pts</text:p>
                  <text:p text:style-name="P8">HD</text:p>
                </table:table-cell>
                <table:table-cell table:style-name="Table3.A1" office:value-type="string">
                  <text:p text:style-name="P8">10.5 to &gt;9 pts</text:p>
                  <text:p text:style-name="P8">D</text:p>
                </table:table-cell>
                <table:table-cell table:style-name="Table3.A1" office:value-type="string">
                  <text:p text:style-name="P8">9 to &gt;7 pts</text:p>
                  <text:p text:style-name="P8">CR</text:p>
                </table:table-cell>
                <table:table-cell table:style-name="Table3.A1" office:value-type="string">
                  <text:p text:style-name="P8">7 to &gt;5.5 pts</text:p>
                  <text:p text:style-name="P8">P</text:p>
                </table:table-cell>
                <table:table-cell table:style-name="Table3.A1" office:value-type="string">
                  <text:p text:style-name="P8">5.5 to &gt;0 pts</text:p>
                  <text:p text:style-name="P8">F</text:p>
                </table:table-cell>
              </table:table-row>
              <table:table-row table:style-name="Table3.2">
                <table:table-cell table:style-name="Table3.A1" office:value-type="string">
                  <text:p text:style-name="P8">Application handles ALL CATEGORIES of errors GRACEFULLY.</text:p>
                </table:table-cell>
                <table:table-cell table:style-name="Table3.A1" office:value-type="string">
                  <text:p text:style-name="P8">Application handles MOST CATEGORIES of errors GRACEFULLY.</text:p>
                </table:table-cell>
                <table:table-cell table:style-name="Table3.A1" office:value-type="string">
                  <text:p text:style-name="P8">Application handles MOST CATEGORIES of errors SOMEWHAT GRACEFULLY.</text:p>
                </table:table-cell>
                <table:table-cell table:style-name="Table3.A1" office:value-type="string">
                  <text:p text:style-name="P8">Application handles SOME CATEGORIES of errors.</text:p>
                </table:table-cell>
                <table:table-cell table:style-name="Table3.A1" office:value-type="string">
                  <text:p text:style-name="P8">Fails to create an application with any working error handling functionality.</text:p>
                </table:table-cell>
              </table:table-row>
            </table:table>
            <text:p text:style-name="P4"/>
          </table:table-cell>
          <table:covered-table-cell/>
          <table:table-cell table:style-name="Table1.C7" office:value-type="string">
            <text:p text:style-name="P21">12 pts</text:p>
          </table:table-cell>
        </table:table-row>
        <table:table-row table:style-name="Table1.8">
          <table:table-cell table:style-name="Table1.A1" table:number-columns-spanned="2" office:value-type="string">
            <text:p text:style-name="P34"/>
          </table:table-cell>
          <table:covered-table-cell/>
          <table:table-cell table:style-name="Table1.A1" office:value-type="string">
            <text:p text:style-name="P20"/>
          </table:table-cell>
        </table:table-row>
        <text:soft-page-break/>
        <table:table-row table:style-name="Table1.9">
          <table:table-cell table:style-name="Table1.A9" table:number-columns-spanned="2" office:value-type="string">
            <text:p text:style-name="P34">CMP1041-3.2: DESIGNS diagrams which explain the control flow in their application.</text:p>
          </table:table-cell>
          <table:covered-table-cell/>
          <table:table-cell table:style-name="Table1.C9" office:value-type="string">
            <text:p text:style-name="P20"/>
          </table:table-cell>
        </table:table-row>
        <table:table-row table:style-name="Table1.10">
          <table:table-cell table:style-name="Table1.A4" table:number-columns-spanned="2" office:value-type="string">
            <table:table table:name="Table4" table:style-name="Table4">
              <table:table-column table:style-name="Table4.A" table:number-columns-repeated="5"/>
              <table:table-row table:style-name="TableLine94091591536000">
                <table:table-cell table:style-name="Table4.A1" office:value-type="string">
                  <text:p text:style-name="P11">6 to &gt;5 pts</text:p>
                  <text:p text:style-name="P11">HD</text:p>
                </table:table-cell>
                <table:table-cell table:style-name="Table4.A1" office:value-type="string">
                  <text:p text:style-name="P11">5 to &gt;4 pts</text:p>
                  <text:p text:style-name="P11">D</text:p>
                </table:table-cell>
                <table:table-cell table:style-name="Table4.A1" office:value-type="string">
                  <text:p text:style-name="P11">4 to &gt;3 pts</text:p>
                  <text:p text:style-name="P11">CR</text:p>
                </table:table-cell>
                <table:table-cell table:style-name="Table4.A1" office:value-type="string">
                  <text:p text:style-name="P11">3 to &gt;2 pts</text:p>
                  <text:p text:style-name="P11">P</text:p>
                </table:table-cell>
                <table:table-cell table:style-name="Table4.A1" office:value-type="string">
                  <text:p text:style-name="P11">2 to &gt;0 pts</text:p>
                  <text:p text:style-name="P11">F</text:p>
                </table:table-cell>
              </table:table-row>
              <table:table-row table:style-name="Table4.2">
                <table:table-cell table:style-name="Table4.A1" office:value-type="string">
                  <text:p text:style-name="P11">Diagram COMPREHENSIVELY shows the control flow of the application for ALL features of the application, and utilises a recognised format or set of conventions for a control flow diagram.</text:p>
                </table:table-cell>
                <table:table-cell table:style-name="Table4.A1" office:value-type="string">
                  <text:p text:style-name="P11">Diagram SOMEWHAT COMPREHENSIVELY shows the control flow of the application for MOST features of the application, and utilises a recognised format or set of conventions for a control flow diagram.</text:p>
                </table:table-cell>
                <table:table-cell table:style-name="Table4.A1" office:value-type="string">
                  <text:p text:style-name="P11">Diagram shows, AT A BASIC LEVEL , the control flow of the application for MOST features of the application, and utilises a recognised format or set of conventions for a control flow diagram.</text:p>
                </table:table-cell>
                <table:table-cell table:style-name="Table4.A1" office:value-type="string">
                  <text:p text:style-name="P11">Diagram shows, AT A VERY BASIC LEVEL, the control flow of the application for SOME features of the application, and utilises a recognised format or set of conventions for a control flow diagram.</text:p>
                </table:table-cell>
                <table:table-cell table:style-name="Table4.A1" office:value-type="string">
                  <text:p text:style-name="P14">Fails to design a diagram which explains control flow in an application and/or does not utilise recognised conventions for a control flow diagram.</text:p>
                </table:table-cell>
              </table:table-row>
            </table:table>
            <text:p text:style-name="P10"/>
          </table:table-cell>
          <table:covered-table-cell/>
          <table:table-cell table:style-name="Table1.A3" office:value-type="string">
            <text:p text:style-name="P21">6 pts</text:p>
          </table:table-cell>
        </table:table-row>
        <table:table-row table:style-name="Table1.11">
          <table:table-cell table:style-name="Table1.A4" table:number-columns-spanned="2" office:value-type="string">
            <text:p text:style-name="P34">CMP1041-3.3: OUTLINES how the functions/features described in the software development plan will be implemented.</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5" table:style-name="Table5">
              <table:table-column table:style-name="Table5.A" table:number-columns-repeated="5"/>
              <table:table-row table:style-name="TableLine94091639014640">
                <table:table-cell table:style-name="Table5.A1" office:value-type="string">
                  <text:p text:style-name="P11">6 to &gt;5 pts</text:p>
                  <text:p text:style-name="P11">HD</text:p>
                </table:table-cell>
                <table:table-cell table:style-name="Table5.A1" office:value-type="string">
                  <text:p text:style-name="P11">5 to &gt;4 pts</text:p>
                  <text:p text:style-name="P11">D</text:p>
                </table:table-cell>
                <table:table-cell table:style-name="Table5.A1" office:value-type="string">
                  <text:p text:style-name="P11">4 to &gt;3 pts</text:p>
                  <text:p text:style-name="P11">CR</text:p>
                </table:table-cell>
                <table:table-cell table:style-name="Table5.A1" office:value-type="string">
                  <text:p text:style-name="P11">3 to &gt;2 pts</text:p>
                  <text:p text:style-name="P11">P</text:p>
                </table:table-cell>
                <table:table-cell table:style-name="Table5.A1" office:value-type="string">
                  <text:p text:style-name="P11">2 to &gt;0 pts</text:p>
                  <text:p text:style-name="P11">F</text:p>
                </table:table-cell>
              </table:table-row>
              <table:table-row table:style-name="Table5.2">
                <table:table-cell table:style-name="Table5.A1" office:value-type="string">
                  <text:p text:style-name="P11">Implementation plan VERY CLEARLY outlines how each feature will be implemented, providing a COMPREHENSIVE checklist of tasks for each feature; prioritises implementation of different features and/or checklist items within a feature; provides a deadline for each feature, checklist, and/or checklist item.</text:p>
                </table:table-cell>
                <table:table-cell table:style-name="Table5.A1" office:value-type="string">
                  <text:p text:style-name="P11">Implementation plan CLEARLY outlines how each feature will be implemented, providing a SOMEWHAT COMPREHENSIVE checklist of tasks for each feature; prioritises implementation of different features and/or checklist items within a feature; provides a deadline for each feature, checklist, and/or checklist item.</text:p>
                </table:table-cell>
                <table:table-cell table:style-name="Table5.A1" office:value-type="string">
                  <text:p text:style-name="P11">Implementation plan SOMEWHAT CLEARLY outlines how each feature will be implemented, providing a BASIC checklist of tasks for each feature; prioritises implementation of different features and/or checklist items within a feature; provides a deadline for each feature, checklist, and/or checklist item.</text:p>
                </table:table-cell>
                <table:table-cell table:style-name="Table5.A1" office:value-type="string">
                  <text:p text:style-name="P11">Implementation plan outlines how each feature will be implemented WITH LIMITED CLARITY, providing a VERY BASIC checklist of tasks for each feature; prioritises implementation of different features and/or checklist items within a feature; provides a deadline for each feature, checklist, and/or checklist item.</text:p>
                </table:table-cell>
                <table:table-cell table:style-name="Table5.A1" office:value-type="string">
                  <text:p text:style-name="P11">Fails to outline how the functions/features described in the software development plan will be implemented and/or does not provide a checklist or deadlines.</text:p>
                </table:table-cell>
              </table:table-row>
            </table:table>
            <text:p text:style-name="P10"/>
          </table:table-cell>
          <table:covered-table-cell/>
          <table:table-cell table:style-name="Table1.A3" office:value-type="string">
            <text:p text:style-name="P21">6 pts</text:p>
          </table:table-cell>
        </table:table-row>
        <text:soft-page-break/>
        <table:table-row table:style-name="Table1.1">
          <table:table-cell table:style-name="Table1.A4" table:number-columns-spanned="2" office:value-type="string">
            <text:p text:style-name="P31">CMP1041-1.1: UTILISES variables and variable scope by declaring them correctly, assigning values to them, and utilising variable scope in block coding with control structures.</text:p>
          </table:table-cell>
          <table:covered-table-cell/>
          <table:table-cell table:style-name="Table1.A3" office:value-type="string">
            <text:p text:style-name="P19"/>
          </table:table-cell>
        </table:table-row>
        <table:table-row table:style-name="Table1.14">
          <table:table-cell table:style-name="Table1.A14" table:number-columns-spanned="2" office:value-type="string">
            <table:table table:name="Table6" table:style-name="Table6">
              <table:table-column table:style-name="Table6.A" table:number-columns-repeated="5"/>
              <table:table-row table:style-name="TableLine94091647378000">
                <table:table-cell table:style-name="Table6.A1" office:value-type="string">
                  <text:p text:style-name="P12">6 to &gt;5 pts</text:p>
                  <text:p text:style-name="P12">HD</text:p>
                </table:table-cell>
                <table:table-cell table:style-name="Table6.A1" office:value-type="string">
                  <text:p text:style-name="P12">5 to &gt;4 pts</text:p>
                  <text:p text:style-name="P12">D</text:p>
                </table:table-cell>
                <table:table-cell table:style-name="Table6.A1" office:value-type="string">
                  <text:p text:style-name="P12">4 to &gt;3 pts</text:p>
                  <text:p text:style-name="P12">CR</text:p>
                </table:table-cell>
                <table:table-cell table:style-name="Table6.A1" office:value-type="string">
                  <text:p text:style-name="P12">3 to &gt;2 pts</text:p>
                  <text:p text:style-name="P12">P</text:p>
                </table:table-cell>
                <table:table-cell table:style-name="Table6.A1" office:value-type="string">
                  <text:p text:style-name="P12">2 to &gt;0 pts</text:p>
                  <text:p text:style-name="P12">F</text:p>
                </table:table-cell>
              </table:table-row>
              <table:table-row table:style-name="Table6.2">
                <table:table-cell table:style-name="Table6.A1" office:value-type="string">
                  <text:p text:style-name="P12">Uses variables by declaring and assigning values correctly and demonstrates A DEEP AND NUANCED UNDERSTANDING of scope by using variables correctly in block coding with control structures WHICH CONTAIN THEIR OWN SCOPED VARIABLES AND COMPLEX NESTED STRUCTURES</text:p>
                </table:table-cell>
                <table:table-cell table:style-name="Table6.A1" office:value-type="string">
                  <text:p text:style-name="P12">Uses variables by declaring and assigning values correctly and demonstrates A DEEP UNDERSTANDING of scope by using variables correctly in block coding with control structures THAT ARE NESTED AND CONTAIN THEIR OWN SCOPED VARIABLES</text:p>
                </table:table-cell>
                <table:table-cell table:style-name="Table6.A1" office:value-type="string">
                  <text:p text:style-name="P12">Uses variables by declaring and assigning values correctly and demonstrates UNDERSTANDING of scope by using variables correctly in block coding with controls structures THAT INVOLVE SIMPLE NESTING WITH OR WITHOUT CONTROL STRUCTURES WITH OR WITHOUT THEIR OWN SCOPED VARIABLES.</text:p>
                </table:table-cell>
                <table:table-cell table:style-name="Table6.A1" office:value-type="string">
                  <text:p text:style-name="P12">Uses variables by declaring and assigning values correctly and demonstrates UNDERSTANDING of scope by using variables correctly in block coding with control structures.</text:p>
                </table:table-cell>
                <table:table-cell table:style-name="Table6.A1" office:value-type="string">
                  <text:p text:style-name="P12">Declares and utilises variables incorrectly, in a limited or flawed fashion or not at all, and shows little or no understanding of variable scope in terms of code blocks with loops and control structures.</text:p>
                </table:table-cell>
              </table:table-row>
            </table:table>
            <text:p text:style-name="P10"/>
          </table:table-cell>
          <table:covered-table-cell/>
          <table:table-cell table:style-name="Table1.A3" office:value-type="string">
            <text:p text:style-name="P21">6 pts</text:p>
          </table:table-cell>
        </table:table-row>
        <table:table-row table:style-name="Table1.15">
          <table:table-cell table:style-name="Table1.A1" table:number-columns-spanned="2" office:value-type="string">
            <text:p text:style-name="P34"/>
          </table:table-cell>
          <table:covered-table-cell/>
          <table:table-cell table:style-name="Table1.A1" office:value-type="string">
            <text:p text:style-name="P19"/>
          </table:table-cell>
        </table:table-row>
        <text:soft-page-break/>
        <table:table-row table:style-name="Table1.16">
          <table:table-cell table:style-name="Table1.A16" table:number-columns-spanned="2" office:value-type="string">
            <text:p text:style-name="P34">CMP1041-1.2: UTILISES loops and conditional control structures by using them correctly to manage control flow of an application.</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7" table:style-name="Table7">
              <table:table-column table:style-name="Table7.A" table:number-columns-repeated="4"/>
              <table:table-column table:style-name="Table7.E"/>
              <table:table-row table:style-name="TableLine94091587462400">
                <table:table-cell table:style-name="Table7.A1" office:value-type="string">
                  <text:p text:style-name="P12">6 to &gt;5 pts</text:p>
                  <text:p text:style-name="P12">HD</text:p>
                </table:table-cell>
                <table:table-cell table:style-name="Table7.A1" office:value-type="string">
                  <text:p text:style-name="P12">5 to &gt;4 pts</text:p>
                  <text:p text:style-name="P12">D</text:p>
                </table:table-cell>
                <table:table-cell table:style-name="Table7.A1" office:value-type="string">
                  <text:p text:style-name="P12">4 to &gt;3 pts</text:p>
                  <text:p text:style-name="P12">CR</text:p>
                </table:table-cell>
                <table:table-cell table:style-name="Table7.A1" office:value-type="string">
                  <text:p text:style-name="P12">3 to &gt;2 pts</text:p>
                  <text:p text:style-name="P12">P</text:p>
                </table:table-cell>
                <table:table-cell table:style-name="Table7.A1" office:value-type="string">
                  <text:p text:style-name="P12">2 to &gt;0 pts</text:p>
                  <text:p text:style-name="P12">F</text:p>
                </table:table-cell>
              </table:table-row>
              <table:table-row table:style-name="TableLine94091587462400">
                <table:table-cell table:style-name="Table7.A1" office:value-type="string">
                  <text:p text:style-name="P12">Uses loops and conditional control structures to implement a control flow which has multiple paths and COMPLEX nested structures that handle multiple contingencies that manage the control flow of the application IN A HIGHLY EFFICIENT MANNER</text:p>
                </table:table-cell>
                <table:table-cell table:style-name="Table7.A1" office:value-type="string">
                  <text:p text:style-name="P12">Uses loops and conditional control structures to implement a control flow which has multiple paths and nested structures that handle multiple contingencies that manage the control flow of the application IN AN EFFICIENT MANNER</text:p>
                </table:table-cell>
                <table:table-cell table:style-name="Table7.A1" office:value-type="string">
                  <text:p text:style-name="P12">Uses loops and conditional control structures to implement a control flow which has multiple paths and nested structures that handle multiple contingencies that manage the control flow of the application.</text:p>
                </table:table-cell>
                <table:table-cell table:style-name="Table7.A1" office:value-type="string">
                  <text:p text:style-name="P12">Uses loops and conditional control structures to implement a *IMPLE control flow that ALLOWS BINARY CONTROL FLOWS WITH OR WITHOUT NESTING that manage the control flow of the application.</text:p>
                </table:table-cell>
                <table:table-cell table:style-name="Table7.A1" office:value-type="string">
                  <text:p text:style-name="P12">Fails to implement loops and/or conditional control structures correctly and/or does not use them to manage the control flow of an application.</text:p>
                </table:table-cell>
              </table:table-row>
            </table:table>
            <text:p text:style-name="P17"><text:span text:style-name="T4"><text:s/></text:span></text:p>
          </table:table-cell>
          <table:covered-table-cell/>
          <table:table-cell table:style-name="Table1.A3" office:value-type="string">
            <text:p text:style-name="P18">6 pts</text:p>
          </table:table-cell>
        </table:table-row>
        <table:table-row table:style-name="Table1.1">
          <table:table-cell table:style-name="Table1.A4" table:number-columns-spanned="2" office:value-type="string">
            <text:p text:style-name="P30">PRG1002-5.1: UTILISES a library by including an appropriate import statement in the code.</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8" table:style-name="Table8">
              <table:table-column table:style-name="Table8.A" table:number-columns-repeated="5"/>
              <table:table-row table:style-name="TableLine94091642318400">
                <table:table-cell table:style-name="Table8.A1" office:value-type="string">
                  <text:p text:style-name="P13">6 to &gt;5 pts</text:p>
                  <text:p text:style-name="P13">HD</text:p>
                </table:table-cell>
                <table:table-cell table:style-name="Table8.A1" office:value-type="string">
                  <text:p text:style-name="P13">5 to &gt;4 pts</text:p>
                  <text:p text:style-name="P13">D</text:p>
                </table:table-cell>
                <table:table-cell table:style-name="Table8.A1" office:value-type="string">
                  <text:p text:style-name="P13">4 to &gt;3 pts</text:p>
                  <text:p text:style-name="P13">CR</text:p>
                </table:table-cell>
                <table:table-cell table:style-name="Table8.A1" office:value-type="string">
                  <text:p text:style-name="P13">3 to &gt;2 pts</text:p>
                  <text:p text:style-name="P13">P</text:p>
                </table:table-cell>
                <table:table-cell table:style-name="Table8.A1" office:value-type="string">
                  <text:p text:style-name="P13">2 to &gt;0 pts</text:p>
                  <text:p text:style-name="P13">F</text:p>
                </table:table-cell>
              </table:table-row>
              <table:table-row table:style-name="TableLine94091642318400">
                <table:table-cell table:style-name="Table8.A1" office:value-type="string">
                  <text:p text:style-name="P13">Correctly imports FOUR OR MORE Ruby Gems into the code</text:p>
                </table:table-cell>
                <table:table-cell table:style-name="Table8.A1" office:value-type="string">
                  <text:p text:style-name="P13">Correctly imports *three* Ruby Gems into the code</text:p>
                </table:table-cell>
                <table:table-cell table:style-name="Table8.A1" office:value-type="string">
                  <text:p text:style-name="P13">Correctly imports *two* Ruby Gems into the code</text:p>
                </table:table-cell>
                <table:table-cell table:style-name="Table8.A1" office:value-type="string">
                  <text:p text:style-name="P13">Correctly imports *one* Ruby Gem into the code</text:p>
                </table:table-cell>
                <table:table-cell table:style-name="Table8.A1" office:value-type="string">
                  <text:p text:style-name="P13">Does not correctly import any Ruby Gems into the code</text:p>
                </table:table-cell>
              </table:table-row>
            </table:table>
            <text:p text:style-name="P10"/>
          </table:table-cell>
          <table:covered-table-cell/>
          <table:table-cell table:style-name="Table1.A3" office:value-type="string">
            <text:p text:style-name="P21">6 pts</text:p>
          </table:table-cell>
        </table:table-row>
        <table:table-row table:style-name="Table1.1">
          <table:table-cell table:style-name="Table1.A4" table:number-columns-spanned="2" office:value-type="string">
            <text:p text:style-name="P30">PRG1002-5.2: UTILISES functions from an imported library</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9" table:style-name="Table9">
              <table:table-column table:style-name="Table9.A" table:number-columns-repeated="5"/>
              <table:table-row table:style-name="TableLine94091653561408">
                <table:table-cell table:style-name="Table9.A1" office:value-type="string">
                  <text:p text:style-name="P13">6 to &gt;5 pts</text:p>
                  <text:p text:style-name="P13">HD</text:p>
                </table:table-cell>
                <table:table-cell table:style-name="Table9.A1" office:value-type="string">
                  <text:p text:style-name="P13">5 to &gt;4 pts</text:p>
                  <text:p text:style-name="P13">D</text:p>
                </table:table-cell>
                <table:table-cell table:style-name="Table9.A1" office:value-type="string">
                  <text:p text:style-name="P13">4 to &gt;3 pts</text:p>
                  <text:p text:style-name="P13">CR</text:p>
                </table:table-cell>
                <table:table-cell table:style-name="Table9.A1" office:value-type="string">
                  <text:p text:style-name="P13">3 to &gt;2 pts</text:p>
                  <text:p text:style-name="P13">P</text:p>
                </table:table-cell>
                <table:table-cell table:style-name="Table9.A1" office:value-type="string">
                  <text:p text:style-name="P13">2 to &gt;0 pts</text:p>
                  <text:p text:style-name="P13">F</text:p>
                </table:table-cell>
              </table:table-row>
              <table:table-row table:style-name="TableLine94091653561408">
                <table:table-cell table:style-name="Table9.A1" office:value-type="string">
                  <text:p text:style-name="P13">Makes **extensive** use of functions from one or more Ruby Gems</text:p>
                </table:table-cell>
                <table:table-cell table:style-name="Table9.A1" office:value-type="string">
                  <text:p text:style-name="P13">Makes SIGNIFICANT use of functions from one or more Ruby Gems</text:p>
                </table:table-cell>
                <table:table-cell table:style-name="Table9.A1" office:value-type="string">
                  <text:p text:style-name="P13">Makes MODERATE use of functions from one or more Ruby Gems</text:p>
                </table:table-cell>
                <table:table-cell table:style-name="Table9.A1" office:value-type="string">
                  <text:p text:style-name="P13">Makes VERY SIMPLE use of functions from one or more Ruby Gems</text:p>
                </table:table-cell>
                <table:table-cell table:style-name="Table9.A1" office:value-type="string">
                  <text:p text:style-name="P13">Does not make use of functions from one or more Ruby Gems</text:p>
                </table:table-cell>
              </table:table-row>
            </table:table>
            <text:p text:style-name="P39"/>
          </table:table-cell>
          <table:covered-table-cell/>
          <table:table-cell table:style-name="Table1.A3" office:value-type="string">
            <text:p text:style-name="P21">/ 6 pts</text:p>
          </table:table-cell>
        </table:table-row>
        <text:soft-page-break/>
        <table:table-row table:style-name="Table1.1">
          <table:table-cell table:style-name="Table1.A4" table:number-columns-spanned="2" office:value-type="string">
            <text:p text:style-name="P30">PRG1002-5.3: WRITES simple functions and uses them in code</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10" table:style-name="Table10">
              <table:table-column table:style-name="Table10.A" table:number-columns-repeated="5"/>
              <table:table-row table:style-name="TableLine94091646655136">
                <table:table-cell table:style-name="Table10.A1" office:value-type="string">
                  <text:p text:style-name="P13">6 to &gt;5 pts</text:p>
                  <text:p text:style-name="P13">HD</text:p>
                </table:table-cell>
                <table:table-cell table:style-name="Table10.A1" office:value-type="string">
                  <text:p text:style-name="P13">5 to &gt;4 pts</text:p>
                  <text:p text:style-name="P13">D</text:p>
                </table:table-cell>
                <table:table-cell table:style-name="Table10.A1" office:value-type="string">
                  <text:p text:style-name="P13">4 to &gt;3 pts</text:p>
                  <text:p text:style-name="P13">CR</text:p>
                </table:table-cell>
                <table:table-cell table:style-name="Table10.A1" office:value-type="string">
                  <text:p text:style-name="P13">3 to &gt;2 pts</text:p>
                  <text:p text:style-name="P13">P</text:p>
                </table:table-cell>
                <table:table-cell table:style-name="Table10.A1" office:value-type="string">
                  <text:p text:style-name="P13">2 to &gt;0 pts</text:p>
                  <text:p text:style-name="P13">F</text:p>
                </table:table-cell>
              </table:table-row>
              <table:table-row table:style-name="TableLine94091646655136">
                <table:table-cell table:style-name="Table10.A1" office:value-type="string">
                  <text:p text:style-name="P13">Writes SIX OR MORE simple functions and uses AT LEAST FIVE of these in code.</text:p>
                </table:table-cell>
                <table:table-cell table:style-name="Table10.A1" office:value-type="string">
                  <text:p text:style-name="P13">Writes FOUR OR MORE simple functions and uses AT LEAST THREE of these in code.</text:p>
                </table:table-cell>
                <table:table-cell table:style-name="Table10.A1" office:value-type="string">
                  <text:p text:style-name="P13">Writes SEVERAL simple functions and uses AT LEAST ONE of these in code.</text:p>
                </table:table-cell>
                <table:table-cell table:style-name="Table10.A1" office:value-type="string">
                  <text:p text:style-name="P13">Writes A simple function but DOES NOT USE IT in code.</text:p>
                </table:table-cell>
                <table:table-cell table:style-name="Table10.A1" office:value-type="string">
                  <text:p text:style-name="P13">Does not write any simple functions.</text:p>
                </table:table-cell>
              </table:table-row>
            </table:table>
            <text:p text:style-name="P39"/>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0">PRG1002-3.1: UTILISES standard input and output in a simple program</text:p>
          </table:table-cell>
          <table:covered-table-cell/>
          <table:table-cell table:style-name="Table1.A3" office:value-type="string">
            <text:p text:style-name="P19"/>
          </table:table-cell>
        </table:table-row>
        <table:table-row table:style-name="Table1.25">
          <table:table-cell table:style-name="Table1.A4" table:number-columns-spanned="2" office:value-type="string">
            <table:table table:name="Table11" table:style-name="Table11">
              <table:table-column table:style-name="Table11.A" table:number-columns-repeated="5"/>
              <table:table-row table:style-name="TableLine94091647735936">
                <table:table-cell table:style-name="Table11.A1" office:value-type="string">
                  <text:p text:style-name="P5">6 to &gt;5 pts</text:p>
                  <text:p text:style-name="P5">HD</text:p>
                </table:table-cell>
                <table:table-cell table:style-name="Table11.A1" office:value-type="string">
                  <text:p text:style-name="P5">5 to &gt;4 pts</text:p>
                  <text:p text:style-name="P5">D</text:p>
                </table:table-cell>
                <table:table-cell table:style-name="Table11.A1" office:value-type="string">
                  <text:p text:style-name="P5">4 to &gt;3 pts</text:p>
                  <text:p text:style-name="P5">CR</text:p>
                </table:table-cell>
                <table:table-cell table:style-name="Table11.A1" office:value-type="string">
                  <text:p text:style-name="P5">3 to &gt;2 pts</text:p>
                  <text:p text:style-name="P5">P</text:p>
                </table:table-cell>
                <table:table-cell table:style-name="Table11.A1" office:value-type="string">
                  <text:p text:style-name="P5">2 to &gt;0 pts</text:p>
                  <text:p text:style-name="P5">F</text:p>
                </table:table-cell>
              </table:table-row>
              <table:table-row table:style-name="Table11.2">
                <table:table-cell table:style-name="Table11.A1" office:value-type="string">
                  <text:p text:style-name="P5">Uses input and output in TWO OR MORE SOPHISTICATED ways in an application, demonstrating DEEP AND NUANCED UNDERSTANDING of input and output in Ruby.</text:p>
                </table:table-cell>
                <table:table-cell table:style-name="Table11.A1" office:value-type="string">
                  <text:p text:style-name="P5">Uses input and output in TWO OR MORE SOPHISTICATED ways in an application, demonstrating DEEP UNDERSTANDING of input and output in Ruby.</text:p>
                </table:table-cell>
                <table:table-cell table:style-name="Table11.A1" office:value-type="string">
                  <text:p text:style-name="P5">Uses input and output in ONE SOPHISTICATED way in an application, demonstrating UNDERSTANDING of input and output in Ruby.</text:p>
                </table:table-cell>
                <table:table-cell table:style-name="Table11.A1" office:value-type="string">
                  <text:p text:style-name="P5">Uses input and output in ONE BASIC way in an application, demonstrating SIMPLE UNDERSTANDING of input and output in Ruby.</text:p>
                </table:table-cell>
                <table:table-cell table:style-name="Table11.A1" office:value-type="string">
                  <text:p text:style-name="P5">Does not use input and output in an application, or uses it substantially incorrectly.</text:p>
                </table:table-cell>
              </table:table-row>
            </table:table>
            <text:p text:style-name="P39"/>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27">PRG1002-3.2: UTILISES command line arguments in a simple program</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2" table:style-name="Table12">
              <table:table-column table:style-name="Table12.A" table:number-columns-repeated="5"/>
              <table:table-row table:style-name="TableLine94091649857744">
                <table:table-cell table:style-name="Table12.A1" office:value-type="string">
                  <text:p text:style-name="P5">6 to &gt;5 pts</text:p>
                  <text:p text:style-name="P5">HD</text:p>
                </table:table-cell>
                <table:table-cell table:style-name="Table12.A1" office:value-type="string">
                  <text:p text:style-name="P5">5 to &gt;4 pts</text:p>
                  <text:p text:style-name="P5">D</text:p>
                </table:table-cell>
                <table:table-cell table:style-name="Table12.A1" office:value-type="string">
                  <text:p text:style-name="P5">4 to &gt;3 pts</text:p>
                  <text:p text:style-name="P5">CR</text:p>
                </table:table-cell>
                <table:table-cell table:style-name="Table12.A1" office:value-type="string">
                  <text:p text:style-name="P5">3 to &gt;2 pts</text:p>
                  <text:p text:style-name="P5">P</text:p>
                </table:table-cell>
                <table:table-cell table:style-name="Table12.A1" office:value-type="string">
                  <text:p text:style-name="P5">2 to &gt;0 pts</text:p>
                  <text:p text:style-name="P5">F</text:p>
                </table:table-cell>
              </table:table-row>
              <table:table-row table:style-name="Table12.2">
                <table:table-cell table:style-name="Table12.A1" office:value-type="string">
                  <text:p text:style-name="P5">Uses MULTIPLE command line arguments and demonstrates A DEEP AND NUANCED UNDERSTANDING</text:p>
                </table:table-cell>
                <table:table-cell table:style-name="Table12.A1" office:value-type="string">
                  <text:p text:style-name="P5">Uses MULTIPLE command line arguments and demonstrates A DEEP UNDERSTANDING</text:p>
                </table:table-cell>
                <table:table-cell table:style-name="Table12.A1" office:value-type="string">
                  <text:p text:style-name="P5">Uses ONE command line argument and demonstrates A MODERATE UNDERSTANDING</text:p>
                </table:table-cell>
                <table:table-cell table:style-name="Table12.A1" office:value-type="string">
                  <text:p text:style-name="P5">Uses ONE command line argument and demonstrates A BASIC UNDERSTANDING</text:p>
                </table:table-cell>
                <table:table-cell table:style-name="Table12.A1" office:value-type="string">
                  <text:p text:style-name="P5">Does not use command line arguments.</text:p>
                </table:table-cell>
              </table:table-row>
            </table:table>
            <text:p text:style-name="P39"/>
          </table:table-cell>
          <table:covered-table-cell/>
          <table:table-cell table:style-name="Table1.A3" office:value-type="string">
            <text:p text:style-name="P21">/ 6 pts</text:p>
          </table:table-cell>
        </table:table-row>
        <table:table-row table:style-name="Table1.28">
          <table:table-cell table:style-name="Table1.A1" table:number-columns-spanned="2" office:value-type="string">
            <text:p text:style-name="P28"/>
          </table:table-cell>
          <table:covered-table-cell/>
          <table:table-cell table:style-name="Table1.A1" office:value-type="string">
            <text:p text:style-name="P21"/>
          </table:table-cell>
        </table:table-row>
        <text:soft-page-break/>
        <table:table-row table:style-name="Table1.1">
          <table:table-cell table:style-name="Table1.A4" table:number-columns-spanned="2" office:value-type="string">
            <text:p text:style-name="P32">PRG1002-3.3: APPLIES DRY (Don't Repeat Yourself) coding principles to code</text:p>
          </table:table-cell>
          <table:covered-table-cell/>
          <table:table-cell table:style-name="Table1.A3" office:value-type="string">
            <text:p text:style-name="P19"/>
          </table:table-cell>
        </table:table-row>
        <table:table-row table:style-name="Table1.1">
          <table:table-cell table:style-name="Table1.A4" table:number-columns-spanned="2" office:value-type="string">
            <table:table table:name="Table13" table:style-name="Table13">
              <table:table-column table:style-name="Table13.A" table:number-columns-repeated="5"/>
              <table:table-row table:style-name="Table13.1">
                <table:table-cell table:style-name="Table13.A1" office:value-type="string">
                  <text:p text:style-name="P6">6 to &gt;5 pts</text:p>
                  <text:p text:style-name="P6">HD</text:p>
                </table:table-cell>
                <table:table-cell table:style-name="Table13.A1" office:value-type="string">
                  <text:p text:style-name="P6">5 to &gt;4 pts</text:p>
                  <text:p text:style-name="P6">D</text:p>
                </table:table-cell>
                <table:table-cell table:style-name="Table13.A1" office:value-type="string">
                  <text:p text:style-name="P6">4 to &gt;3 pts</text:p>
                  <text:p text:style-name="P6">CR</text:p>
                </table:table-cell>
                <table:table-cell table:style-name="Table13.A1" office:value-type="string">
                  <text:p text:style-name="P6">3 to &gt;2 pts</text:p>
                  <text:p text:style-name="P6">P</text:p>
                </table:table-cell>
                <table:table-cell table:style-name="Table13.A1" office:value-type="string">
                  <text:p text:style-name="P6">2 to &gt;0 pts</text:p>
                  <text:p text:style-name="P6">F</text:p>
                </table:table-cell>
              </table:table-row>
              <table:table-row table:style-name="Table13.1">
                <table:table-cell table:style-name="Table13.A1" office:value-type="string">
                  <text:p text:style-name="P6">Applies DRY coding principles to ENTIRE codebase</text:p>
                </table:table-cell>
                <table:table-cell table:style-name="Table13.A1" office:value-type="string">
                  <text:p text:style-name="P6">Applies DRY coding principles to MOST OF code base</text:p>
                </table:table-cell>
                <table:table-cell table:style-name="Table13.A1" office:value-type="string">
                  <text:p text:style-name="P6">Applies DRY coding principles IN SEVERAL PLACES within the code base</text:p>
                </table:table-cell>
                <table:table-cell table:style-name="Table13.A1" office:value-type="string">
                  <text:p text:style-name="P6">Applies DRY coding principles IN FEW PLACES within the codebase IN A BASIC WAY</text:p>
                </table:table-cell>
                <table:table-cell table:style-name="Table13.A1" office:value-type="string">
                  <text:p text:style-name="P6">Does not apply DRY coding principles</text:p>
                </table:table-cell>
              </table:table-row>
            </table:table>
            <text:p text:style-name="P39"/>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2">CMP1041-1.3: APPLIES established code style and conventions in the specified programming language consistently in all code produced.</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4" table:style-name="Table14">
              <table:table-column table:style-name="Table14.A" table:number-columns-repeated="5"/>
              <table:table-row table:style-name="TableLine94091594421840">
                <table:table-cell table:style-name="Table14.A1" office:value-type="string">
                  <text:p text:style-name="P6">6 to &gt;5 pts</text:p>
                  <text:p text:style-name="P6">HD</text:p>
                </table:table-cell>
                <table:table-cell table:style-name="Table14.A1" office:value-type="string">
                  <text:p text:style-name="P6">5 to &gt;4 pts</text:p>
                  <text:p text:style-name="P6">D</text:p>
                </table:table-cell>
                <table:table-cell table:style-name="Table14.A1" office:value-type="string">
                  <text:p text:style-name="P6">4 to &gt;3 pts</text:p>
                  <text:p text:style-name="P6">CR</text:p>
                </table:table-cell>
                <table:table-cell table:style-name="Table14.A1" office:value-type="string">
                  <text:p text:style-name="P6">3 to &gt;2 pts</text:p>
                  <text:p text:style-name="P6">P</text:p>
                </table:table-cell>
                <table:table-cell table:style-name="Table14.A1" office:value-type="string">
                  <text:p text:style-name="P6">2 to &gt;0 pts</text:p>
                  <text:p text:style-name="P6">F</text:p>
                </table:table-cell>
              </table:table-row>
              <table:table-row table:style-name="TableLine94091594421840">
                <table:table-cell table:style-name="Table14.A1" office:value-type="string">
                  <text:p text:style-name="P6">Applies code style and convention consistently across ALL CODE produced with NO ERRORS.</text:p>
                </table:table-cell>
                <table:table-cell table:style-name="Table14.A1" office:value-type="string">
                  <text:p text:style-name="P6">Applies code style and convention consistently across ALL CODE produced with NO MORE THAN TWO ERRORS.</text:p>
                </table:table-cell>
                <table:table-cell table:style-name="Table14.A1" office:value-type="string">
                  <text:p text:style-name="P6">Applies code style and convention consistently across ALL CODE produced with SOME MINOR OMISSIONS</text:p>
                </table:table-cell>
                <table:table-cell table:style-name="Table14.A1" office:value-type="string">
                  <text:p text:style-name="P6">Applies BASIC code style and conventions to the MAJORITY OF CODE produced.</text:p>
                </table:table-cell>
                <table:table-cell table:style-name="Table14.A1" office:value-type="string">
                  <text:p text:style-name="P6">Fails to apply code style and conventions to the majority or any of the code produced.</text:p>
                </table:table-cell>
              </table:table-row>
            </table:table>
            <text:p text:style-name="P40"/>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2">CMP1041-4.3: CREATES an application which runs and has features that are consistent with the development pla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5" table:style-name="Table15">
              <table:table-column table:style-name="Table15.A" table:number-columns-repeated="5"/>
              <table:table-row table:style-name="TableLine94091651661312">
                <table:table-cell table:style-name="Table15.A1" office:value-type="string">
                  <text:p text:style-name="P6">6 to &gt;5 pts</text:p>
                  <text:p text:style-name="P6">HD</text:p>
                </table:table-cell>
                <table:table-cell table:style-name="Table15.A1" office:value-type="string">
                  <text:p text:style-name="P6">5 to &gt;4 pts</text:p>
                  <text:p text:style-name="P6">D</text:p>
                </table:table-cell>
                <table:table-cell table:style-name="Table15.A1" office:value-type="string">
                  <text:p text:style-name="P6">4 to &gt;3 pts</text:p>
                  <text:p text:style-name="P6">CR</text:p>
                </table:table-cell>
                <table:table-cell table:style-name="Table15.A1" office:value-type="string">
                  <text:p text:style-name="P6">3 to &gt;2 pts</text:p>
                  <text:p text:style-name="P6">P</text:p>
                </table:table-cell>
                <table:table-cell table:style-name="Table15.A1" office:value-type="string">
                  <text:p text:style-name="P6">2 to &gt;0 pts</text:p>
                  <text:p text:style-name="P6">F</text:p>
                </table:table-cell>
              </table:table-row>
              <table:table-row table:style-name="TableLine94091651661312">
                <table:table-cell table:style-name="Table15.A1" office:value-type="string">
                  <text:p text:style-name="P6">Application runs with ZERO errors and has features that are COMPLETELY CONSISTENT with the development plan.</text:p>
                </table:table-cell>
                <table:table-cell table:style-name="Table15.A1" office:value-type="string">
                  <text:p text:style-name="P6">Application runs with EXTREMELY FEW errors and has features that are SIGNIFICANTLY CONSISTENT with the development plan.</text:p>
                </table:table-cell>
                <table:table-cell table:style-name="Table15.A1" office:value-type="string">
                  <text:p text:style-name="P6">Application runs with VERY FEW errors and has features that are MOSTLY CONSISTENT with the development plan.</text:p>
                </table:table-cell>
                <table:table-cell table:style-name="Table15.A1" office:value-type="string">
                  <text:p text:style-name="P6">Application runs with FEW errors and has features that are SOMEWHAT CONSISTENT with the development plan.</text:p>
                </table:table-cell>
                <table:table-cell table:style-name="Table15.A1" office:value-type="string">
                  <text:p text:style-name="P6">Fails to create an application that runs and has features that are consistent with the development plan.</text:p>
                </table:table-cell>
              </table:table-row>
            </table:table>
            <text:p text:style-name="P40"/>
          </table:table-cell>
          <table:covered-table-cell/>
          <table:table-cell table:style-name="Table1.A3" office:value-type="string">
            <text:p text:style-name="P21">/ 6 pts</text:p>
          </table:table-cell>
        </table:table-row>
        <table:table-row table:style-name="Table1.35">
          <table:table-cell table:style-name="Table1.A1" office:value-type="string">
            <text:p text:style-name="P26"/>
          </table:table-cell>
          <table:table-cell table:style-name="Table1.A1" office:value-type="string">
            <text:p text:style-name="P16"/>
          </table:table-cell>
          <table:table-cell table:style-name="Table1.A1" office:value-type="string">
            <text:p text:style-name="P21"/>
          </table:table-cell>
        </table:table-row>
        <text:soft-page-break/>
        <table:table-row table:style-name="Table1.1">
          <table:table-cell table:style-name="Table1.A4" table:number-columns-spanned="2" office:value-type="string">
            <text:p text:style-name="P32">CMP1041-4.2: DESIGNS appropriate documentation or help file for a user to utilise the features of the applicatio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6" table:style-name="Table16">
              <table:table-column table:style-name="Table16.A" table:number-columns-repeated="5"/>
              <table:table-row table:style-name="TableLine94091650098752">
                <table:table-cell table:style-name="Table16.A1" office:value-type="string">
                  <text:p text:style-name="P6">6 to &gt;5 pts</text:p>
                  <text:p text:style-name="P6">HD</text:p>
                </table:table-cell>
                <table:table-cell table:style-name="Table16.A1" office:value-type="string">
                  <text:p text:style-name="P6">5 to &gt;4 pts</text:p>
                  <text:p text:style-name="P6">D</text:p>
                </table:table-cell>
                <table:table-cell table:style-name="Table16.A1" office:value-type="string">
                  <text:p text:style-name="P6">4 to &gt;3 pts</text:p>
                  <text:p text:style-name="P6">CR</text:p>
                </table:table-cell>
                <table:table-cell table:style-name="Table16.A1" office:value-type="string">
                  <text:p text:style-name="P6">3 to &gt;2 pts</text:p>
                  <text:p text:style-name="P6">P</text:p>
                </table:table-cell>
                <table:table-cell table:style-name="Table16.A1" office:value-type="string">
                  <text:p text:style-name="P6">2 to &gt;0 pts</text:p>
                  <text:p text:style-name="P6">F</text:p>
                </table:table-cell>
              </table:table-row>
              <table:table-row table:style-name="TableLine94091650098752">
                <table:table-cell table:style-name="Table16.A1" office:value-type="string">
                  <text:p text:style-name="P6">Help file includes COMPREHENSIVE instructions which ACCURATELY describe: steps to install the application; dependencies required by the application; system/hardware requirements; features of the application.</text:p>
                </table:table-cell>
                <table:table-cell table:style-name="Table16.A1" office:value-type="string">
                  <text:p text:style-name="P6">Help file includes SOMEWHAT COMPREHENSIVE instructions which ACCURATELY describe: steps to install the application; dependencies required by the application; system/hardware requirements; features of the application.</text:p>
                </table:table-cell>
                <table:table-cell table:style-name="Table16.A1" office:value-type="string">
                  <text:p text:style-name="P6">Help file includes BASIC instructions which SOMEWHAT ACCURATELY describe: steps to install the application; dependencies required by the application; system/hardware requirements; features of the application.</text:p>
                </table:table-cell>
                <table:table-cell table:style-name="Table16.A1" office:value-type="string">
                  <text:p text:style-name="P6">Help file includes VERY BASIC instructions which SOMEWHAT ACCURATELY describe: steps to install the application; dependencies required by the application; system/hardware requirements; features of the application.</text:p>
                </table:table-cell>
                <table:table-cell table:style-name="Table16.A1" office:value-type="string">
                  <text:p text:style-name="P6">Does not design appropriate documentation or help file for a user to utilise the features of the application.</text:p>
                </table:table-cell>
              </table:table-row>
            </table:table>
            <text:p text:style-name="P40"/>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5">CMP1041-4.1: DESIGNS tests for main features of the applicatio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7" table:style-name="Table17">
              <table:table-column table:style-name="Table17.A" table:number-columns-repeated="5"/>
              <table:table-row table:style-name="TableLine94091589351424">
                <table:table-cell table:style-name="Table17.A1" office:value-type="string">
                  <text:p text:style-name="P6">6 to &gt;5 pts</text:p>
                  <text:p text:style-name="P6">HD</text:p>
                </table:table-cell>
                <table:table-cell table:style-name="Table17.A1" office:value-type="string">
                  <text:p text:style-name="P6">5 to &gt;4 pts</text:p>
                  <text:p text:style-name="P6">D</text:p>
                </table:table-cell>
                <table:table-cell table:style-name="Table17.A1" office:value-type="string">
                  <text:p text:style-name="P6">4 to &gt;3 pts</text:p>
                  <text:p text:style-name="P6">CR</text:p>
                </table:table-cell>
                <table:table-cell table:style-name="Table17.A1" office:value-type="string">
                  <text:p text:style-name="P6">3 to &gt;2 pts</text:p>
                  <text:p text:style-name="P6">P</text:p>
                </table:table-cell>
                <table:table-cell table:style-name="Table17.A1" office:value-type="string">
                  <text:p text:style-name="P6">2 to &gt;0 pts</text:p>
                  <text:p text:style-name="P6">F</text:p>
                </table:table-cell>
              </table:table-row>
              <table:table-row table:style-name="TableLine94091589351424">
                <table:table-cell table:style-name="Table17.A1" office:value-type="string">
                  <text:p text:style-name="P6">TWO tests both test MAIN FEATURES of the application and are HIGHLY RELEVANT to checking that the application is running as expected.</text:p>
                </table:table-cell>
                <table:table-cell table:style-name="Table17.A1" office:value-type="string">
                  <text:p text:style-name="P6">TWO tests both test MAIN FEATURES of the application and are MODERATELY RELEVANT to checking that the application is running as expected.</text:p>
                </table:table-cell>
                <table:table-cell table:style-name="Table17.A1" office:value-type="string">
                  <text:p text:style-name="P6">TWO tests both test IMPORTANT of the application and are SOMEWHAT RELEVANT to checking that the application is running as expected.</text:p>
                </table:table-cell>
                <table:table-cell table:style-name="Table17.A1" office:value-type="string">
                  <text:p text:style-name="P6">TWO tests both test FEATURES of the application and are MARGINALLY RELEVANT to checking that the application is running as expected.</text:p>
                </table:table-cell>
                <table:table-cell table:style-name="Table17.A1" office:value-type="string">
                  <text:p text:style-name="P6">Does not design tests for features of the application or designs only one test.</text:p>
                </table:table-cell>
              </table:table-row>
            </table:table>
            <text:p text:style-name="P40"/>
          </table:table-cell>
          <table:covered-table-cell/>
          <table:table-cell table:style-name="Table1.A3" office:value-type="string">
            <text:p text:style-name="P21">/ 6 pts</text:p>
          </table:table-cell>
        </table:table-row>
        <table:table-row table:style-name="Table1.40">
          <table:table-cell table:style-name="Table1.A1" table:number-columns-spanned="2" office:value-type="string">
            <text:p text:style-name="P36"/>
          </table:table-cell>
          <table:covered-table-cell/>
          <table:table-cell table:style-name="Table1.A1" office:value-type="string">
            <text:p text:style-name="P21"/>
          </table:table-cell>
        </table:table-row>
        <text:soft-page-break/>
        <table:table-row table:style-name="Table1.1">
          <table:table-cell table:style-name="Table1.A4" table:number-columns-spanned="2" office:value-type="string">
            <text:p text:style-name="P36">CMP1041-6.1: UTILISES source control to version and trace the development of an applicatio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8" table:style-name="Table18">
              <table:table-column table:style-name="Table18.A" table:number-columns-repeated="5"/>
              <table:table-row table:style-name="TableLine94091636377296">
                <table:table-cell table:style-name="Table18.A1" office:value-type="string">
                  <text:p text:style-name="P7">6 to &gt;5 pts</text:p>
                  <text:p text:style-name="P7">HD</text:p>
                </table:table-cell>
                <table:table-cell table:style-name="Table18.A1" office:value-type="string">
                  <text:p text:style-name="P7">5 to &gt;4 pts</text:p>
                  <text:p text:style-name="P7">D</text:p>
                </table:table-cell>
                <table:table-cell table:style-name="Table18.A1" office:value-type="string">
                  <text:p text:style-name="P7">4 to &gt;3 pts</text:p>
                  <text:p text:style-name="P7">CR</text:p>
                </table:table-cell>
                <table:table-cell table:style-name="Table18.A1" office:value-type="string">
                  <text:p text:style-name="P7">3 to &gt;2 pts</text:p>
                  <text:p text:style-name="P7">P</text:p>
                </table:table-cell>
                <table:table-cell table:style-name="Table18.A1" office:value-type="string">
                  <text:p text:style-name="P7">2 to &gt;0 pts</text:p>
                  <text:p text:style-name="P7">F</text:p>
                </table:table-cell>
              </table:table-row>
              <table:table-row table:style-name="TableLine94091636377296">
                <table:table-cell table:style-name="Table18.A1" office:value-type="string">
                  <text:p text:style-name="P7">Utilises source control with SIGNIFICANTLY MORE THAN 20 commits, ALL with meaningful commit messages and pushed to a remote repository.</text:p>
                </table:table-cell>
                <table:table-cell table:style-name="Table18.A1" office:value-type="string">
                  <text:p text:style-name="P7">Utilises source control with MORE THAN 20 commits, ALL with meaningful commit messages and pushed to a remote repository.</text:p>
                </table:table-cell>
                <table:table-cell table:style-name="Table18.A1" office:value-type="string">
                  <text:p text:style-name="P7">Utilises source control with AT LEAST 20 commits, MOST with meaningful commit messages and pushed to a remote repository.</text:p>
                </table:table-cell>
                <table:table-cell table:style-name="Table18.A1" office:value-type="string">
                  <text:p text:style-name="P7">Utilises source control with AT LEAST 20 commits, SOME with meaningful commit messages and pushed to a remote repository.</text:p>
                </table:table-cell>
                <table:table-cell table:style-name="Table18.A1" office:value-type="string">
                  <text:p text:style-name="P7">Fails to utilise source control and/or has fewer than 20 commits and/or has zero meaningful commit messages and/or has not pushed to a remote repository.</text:p>
                </table:table-cell>
              </table:table-row>
            </table:table>
            <text:p text:style-name="P40"/>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3">CMP1041-6.2: UTILISES project management software to track the development of an applicatio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19" table:style-name="Table19">
              <table:table-column table:style-name="Table19.A" table:number-columns-repeated="5"/>
              <table:table-row table:style-name="TableLine94091644767776">
                <table:table-cell table:style-name="Table19.A1" office:value-type="string">
                  <text:p text:style-name="P7">6 to &gt;5 pts</text:p>
                  <text:p text:style-name="P7">HD</text:p>
                </table:table-cell>
                <table:table-cell table:style-name="Table19.A1" office:value-type="string">
                  <text:p text:style-name="P7">5 to &gt;4 pts</text:p>
                  <text:p text:style-name="P7">D</text:p>
                </table:table-cell>
                <table:table-cell table:style-name="Table19.A1" office:value-type="string">
                  <text:p text:style-name="P7">4 to &gt;3 pts</text:p>
                  <text:p text:style-name="P7">CR</text:p>
                </table:table-cell>
                <table:table-cell table:style-name="Table19.A1" office:value-type="string">
                  <text:p text:style-name="P7">3 to &gt;2 pts</text:p>
                  <text:p text:style-name="P7">P</text:p>
                </table:table-cell>
                <table:table-cell table:style-name="Table19.A1" office:value-type="string">
                  <text:p text:style-name="P7">2 to &gt;0 pts</text:p>
                  <text:p text:style-name="P7">F</text:p>
                </table:table-cell>
              </table:table-row>
              <table:table-row table:style-name="TableLine94091644767776">
                <table:table-cell table:style-name="Table19.A1" office:value-type="string">
                  <text:p text:style-name="P7">Demonstrates SIGNIFICANT AND HIGHLY FREQUENT use of project management software to track the development of an application.</text:p>
                </table:table-cell>
                <table:table-cell table:style-name="Table19.A1" office:value-type="string">
                  <text:p text:style-name="P7">Demonstrates SOMEWHAT SIGNIFICANT AND FREQUENT use of project management software to track the development of an application.</text:p>
                </table:table-cell>
                <table:table-cell table:style-name="Table19.A1" office:value-type="string">
                  <text:p text:style-name="P7">Demonstrates BASIC AND SEMI-FREQUENT use of project management software to track the development of an application.</text:p>
                </table:table-cell>
                <table:table-cell table:style-name="Table19.A1" office:value-type="string">
                  <text:p text:style-name="P7">Demonstrates VERY BASIC AND INFREQUENT use of project management software to track the development of an application.</text:p>
                </table:table-cell>
                <table:table-cell table:style-name="Table19.A1" office:value-type="string">
                  <text:p text:style-name="P7">Fails to utilise project management software to track the development of an application.</text:p>
                </table:table-cell>
              </table:table-row>
            </table:table>
            <text:p text:style-name="P40"/>
          </table:table-cell>
          <table:covered-table-cell/>
          <table:table-cell table:style-name="Table1.A3" office:value-type="string">
            <text:p text:style-name="P21">/ 6 pts</text:p>
          </table:table-cell>
        </table:table-row>
        <table:table-row table:style-name="Table1.45">
          <table:table-cell table:style-name="Table1.A1" table:number-columns-spanned="2" office:value-type="string">
            <text:p text:style-name="P33"/>
          </table:table-cell>
          <table:covered-table-cell/>
          <table:table-cell table:style-name="Table1.A1" office:value-type="string">
            <text:p text:style-name="P21"/>
          </table:table-cell>
        </table:table-row>
        <text:soft-page-break/>
        <table:table-row table:style-name="Table1.1">
          <table:table-cell table:style-name="Table1.A4" table:number-columns-spanned="2" office:value-type="string">
            <text:p text:style-name="P33">CMP1041-6.3: UTILISES operating system or IDE features which facilitate the execution of the application.</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20" table:style-name="Table20">
              <table:table-column table:style-name="Table20.A" table:number-columns-repeated="5"/>
              <table:table-row table:style-name="Table20.1">
                <table:table-cell table:style-name="Table20.A1" office:value-type="string">
                  <text:p text:style-name="P7">6 to &gt;5 pts</text:p>
                  <text:p text:style-name="P7">HD</text:p>
                </table:table-cell>
                <table:table-cell table:style-name="Table20.A1" office:value-type="string">
                  <text:p text:style-name="P7">5 to &gt;4 pts</text:p>
                  <text:p text:style-name="P7">D</text:p>
                </table:table-cell>
                <table:table-cell table:style-name="Table20.A1" office:value-type="string">
                  <text:p text:style-name="P7">4 to &gt;3 pts</text:p>
                  <text:p text:style-name="P7">CR</text:p>
                </table:table-cell>
                <table:table-cell table:style-name="Table20.A1" office:value-type="string">
                  <text:p text:style-name="P7">3 to &gt;2 pts</text:p>
                  <text:p text:style-name="P7">P</text:p>
                </table:table-cell>
                <table:table-cell table:style-name="Table20.A1" office:value-type="string">
                  <text:p text:style-name="P7">2 to &gt;0 pts</text:p>
                  <text:p text:style-name="P7">F</text:p>
                </table:table-cell>
              </table:table-row>
              <table:table-row table:style-name="Table20.1">
                <table:table-cell table:style-name="Table20.A1" office:value-type="string">
                  <text:p text:style-name="P7">Writes multiple highly sophisticated scripts which facilitate the execution of the application OR packaging the application as a Ruby gem. Script(s) or gem run with ZERO errors.</text:p>
                </table:table-cell>
                <table:table-cell table:style-name="Table20.A1" office:value-type="string">
                  <text:p text:style-name="P7">Writes one or more sophisticated scripts which facilitate the execution of the application OR packaging the application as a Ruby gem. Script(s) or gem run with EXTREMELY FEW errors.</text:p>
                </table:table-cell>
                <table:table-cell table:style-name="Table20.A1" office:value-type="string">
                  <text:p text:style-name="P7">Writes a script which facilitates the execution of the application OR packaging the application as a Ruby gem. Script(s) or gem run with FEW errors.</text:p>
                </table:table-cell>
                <table:table-cell table:style-name="Table20.A1" office:value-type="string">
                  <text:p text:style-name="P7">Writes a simple script which facilitates the execution of the application OR packaging the application as a Ruby gem. Script(s) or gem run with MANY errors.</text:p>
                </table:table-cell>
                <table:table-cell table:style-name="Table20.A1" office:value-type="string">
                  <text:p text:style-name="P7">Does not produce a process to facilitate execution of the application.</text:p>
                </table:table-cell>
              </table:table-row>
            </table:table>
            <text:p text:style-name="P40"/>
          </table:table-cell>
          <table:covered-table-cell/>
          <table:table-cell table:style-name="Table1.A3" office:value-type="string">
            <text:p text:style-name="P21">/ 6 pts</text:p>
          </table:table-cell>
        </table:table-row>
        <table:table-row table:style-name="Table1.1">
          <table:table-cell table:style-name="Table1.A4" table:number-columns-spanned="2" office:value-type="string">
            <text:p text:style-name="P33">PRG1002-4.4: DEMONSTRATES algorithmic thinking applied to programming by explaining logic in a program</text:p>
          </table:table-cell>
          <table:covered-table-cell/>
          <table:table-cell table:style-name="Table1.A3" office:value-type="string">
            <text:p text:style-name="P21"/>
          </table:table-cell>
        </table:table-row>
        <table:table-row table:style-name="Table1.1">
          <table:table-cell table:style-name="Table1.A4" table:number-columns-spanned="2" office:value-type="string">
            <table:table table:name="Table21" table:style-name="Table21">
              <table:table-column table:style-name="Table21.A" table:number-columns-repeated="5"/>
              <table:table-row table:style-name="TableLine94091641164432">
                <table:table-cell table:style-name="Table21.A1" office:value-type="string">
                  <text:p text:style-name="P7">4.5 to &gt;4 pts</text:p>
                  <text:p text:style-name="P7">HD</text:p>
                </table:table-cell>
                <table:table-cell table:style-name="Table21.A1" office:value-type="string">
                  <text:p text:style-name="P7">4 to &gt;3.5 pts</text:p>
                  <text:p text:style-name="P7">D</text:p>
                </table:table-cell>
                <table:table-cell table:style-name="Table21.A1" office:value-type="string">
                  <text:p text:style-name="P7">3.5 to &gt;3 pts</text:p>
                  <text:p text:style-name="P7">CR</text:p>
                </table:table-cell>
                <table:table-cell table:style-name="Table21.A1" office:value-type="string">
                  <text:p text:style-name="P7">3 to &gt;2.5 pts</text:p>
                  <text:p text:style-name="P7">P</text:p>
                </table:table-cell>
                <table:table-cell table:style-name="Table21.A1" office:value-type="string">
                  <text:p text:style-name="P7">2.5 to &gt;0 pts</text:p>
                  <text:p text:style-name="P7">F</text:p>
                </table:table-cell>
              </table:table-row>
              <table:table-row table:style-name="TableLine94091641164432">
                <table:table-cell table:style-name="Table21.A1" office:value-type="string">
                  <text:p text:style-name="P7">Provides a VERY THOROUGH walkthrough of the logic of the application, demonstrating A VERY HIGH LEVEL of algorithmic thinking.</text:p>
                </table:table-cell>
                <table:table-cell table:style-name="Table21.A1" office:value-type="string">
                  <text:p text:style-name="P7">Provides a THOROUGH walkthrough of the logic of the application, demonstrating A HIGH LEVEL of algorithmic thinking.</text:p>
                </table:table-cell>
                <table:table-cell table:style-name="Table21.A1" office:value-type="string">
                  <text:p text:style-name="P7">Provides a walkthrough of the logic of the application, demonstrating A MODERATE LEVEL of algorithmic thinking.</text:p>
                </table:table-cell>
                <table:table-cell table:style-name="Table21.A1" office:value-type="string">
                  <text:p text:style-name="P7">Provides a BASIC walkthrough of the logic of the application, demonstrating A BASIC LEVEL of algorithmic thinking.</text:p>
                </table:table-cell>
                <table:table-cell table:style-name="Table21.A1" office:value-type="string">
                  <text:p text:style-name="P7">Does not provide a walkthrough of the logic of the application and/or does not demonstrate a basic level of algorithmic thinking.</text:p>
                </table:table-cell>
              </table:table-row>
            </table:table>
            <text:p text:style-name="P40"/>
          </table:table-cell>
          <table:covered-table-cell/>
          <table:table-cell table:style-name="Table1.A3" office:value-type="string">
            <text:p text:style-name="P21">/ 4.5 pts</text:p>
          </table:table-cell>
        </table:table-row>
      </table:table>
      <text:p text:style-name="Standard"><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Web" svg:font-family="LatoWeb, 'Lato Extended', Lato, 'Helvetica Neue', Helvetica, Arial, sans-serif"/>
    <style:font-face style:name="Lohit Devanagari1" svg:font-family="'Lohit Devanagari'"/>
    <style:font-face style:name="var cGJLp-fontFamily" svg:font-family="'var cGJLp-fontFamily'"/>
    <style:font-face style:name="var ccWIh-fontFamily" svg:font-family="'var ccWIh-fontFamily'"/>
    <style:font-face style:name="var cjUyb-fontFamily" svg:font-family="'var cjUyb-fontFamily'"/>
    <style:font-face style:name="var enRcg-fontFamily" svg:font-family="'var enRcg-fontFamily'"/>
    <style:font-face style:name="var erWSf-fontFamily" svg:font-family="'var erWSf-fontFamily'"/>
    <style:font-face style:name="var fOyUs-fontFamily" svg:font-family="'var fOyUs-fontFamily'"/>
    <style:font-face style:name="var fwfoD-fontFamily" svg:font-family="'var fwfoD-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199cm" fo:margin-bottom="1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2T10:58:38.157119807</meta:creation-date>
    <dc:date>2020-12-12T12:32:25.237363834</dc:date>
    <meta:editing-duration>PT3M23S</meta:editing-duration>
    <meta:editing-cycles>1</meta:editing-cycles>
    <meta:document-statistic meta:table-count="21" meta:image-count="0" meta:object-count="0" meta:page-count="9" meta:paragraph-count="344" meta:word-count="2774" meta:character-count="16152" meta:non-whitespace-character-count="13718"/>
    <meta:generator>LibreOffice/7.0.3.1$Linux_X86_64 LibreOffice_project/d7547858d014d4cf69878db179d326fc3483e082</meta:generator>
  </office:meta>
</office:document-meta>
</file>